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17"/>
    <style:style style:name="ce5" style:family="table-cell" style:parent-style-name="Default" style:data-style-name="N117">
      <style:text-properties fo:font-weight="bold" style:font-weight-asian="bold" style:font-weight-complex="bold"/>
    </style:style>
    <style:style style:name="ce6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uctive limit" table:style-name="ta1">
        <table:shapes>
          <draw:frame draw:z-index="0" draw:style-name="gr1" draw:text-style-name="P1" svg:width="160.1mm" svg:height="90.09mm" svg:x="223.04mm" svg:y="24.38mm">
            <draw:object draw:notify-on-update-of-ranges="'inductive limit'.B7:'inductive limit'.B47 'inductive limit'.I6:'inductive limit'.I6 'inductive limit'.I7:'inductive limit'.I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ce4"/>
        <table:table-column table:style-name="co1" table:default-cell-style-name="ce2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stes p rev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Nm_max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Driver voltage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icrostepping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I_max</text:p>
          </table:table-cell>
          <table:table-cell table:style-name="Default" office:value-type="float" office:value="4.2" calcext:value-type="float">
            <text:p>4,2</text:p>
          </table:table-cell>
          <table:table-cell table:style-name="Default" office:value-type="string" calcext:value-type="string">
            <text:p>coil res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m/A</text:p>
          </table:table-cell>
          <table:table-cell table:formula="of:=[.D1]/[.D2]" office:value-type="float" office:value="0.714285714285714" calcext:value-type="float">
            <text:p>0,714</text:p>
          </table:table-cell>
          <table:table-cell table:style-name="Default" office:value-type="string" calcext:value-type="string">
            <text:p>DC volt</text:p>
          </table:table-cell>
          <table:table-cell table:style-name="Default" table:formula="of:=[.F2]*[.D2]" office:value-type="float" office:value="3.696" calcext:value-type="float">
            <text:p>3,696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coil ind (H)</text:p>
          </table:table-cell>
          <table:table-cell table:style-name="Default" office:value-type="float" office:value="0.0034" calcext:value-type="float">
            <text:p>0,0034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log_10(rpm)</text:p>
          </table:table-cell>
          <table:table-cell table:style-name="Default" office:value-type="string" calcext:value-type="string">
            <text:p>rpm</text:p>
          </table:table-cell>
          <table:table-cell table:style-name="Default" office:value-type="string" calcext:value-type="string">
            <text:p>steps per s</text:p>
          </table:table-cell>
          <table:table-cell table:style-name="Default" office:value-type="string" calcext:value-type="string">
            <text:p>f in kHz</text:p>
          </table:table-cell>
          <table:table-cell table:style-name="Default" office:value-type="string" calcext:value-type="string">
            <text:p>X = omega*L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I_Z</text:p>
          </table:table-cell>
          <table:table-cell table:style-name="Default" office:value-type="string" calcext:value-type="string">
            <text:p>I_lim</text:p>
          </table:table-cell>
          <table:table-cell table:style-name="Default" office:value-type="string" calcext:value-type="string">
            <text:p>M_li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7]" office:value-type="float" office:value="1" calcext:value-type="float">
            <text:p>1,00</text:p>
          </table:table-cell>
          <table:table-cell table:formula="of:=[.B7]/60*[.$B$1]" office:value-type="float" office:value="3.33333333333333" calcext:value-type="float">
            <text:p>3,33</text:p>
          </table:table-cell>
          <table:table-cell table:formula="of:=[.C7]*[.$B$2]*0.001" office:value-type="float" office:value="0.0333333333333333" calcext:value-type="float">
            <text:p>0,033</text:p>
          </table:table-cell>
          <table:table-cell table:formula="of:=[.$F$4]*[.C7]*(2*PI())" office:value-type="float" office:value="0.0712094334813686" calcext:value-type="float">
            <text:p>0,071</text:p>
          </table:table-cell>
          <table:table-cell table:formula="of:=SQRT([.E7]^2+[.$F$2]^2)" office:value-type="float" office:value="0.882876425903839" calcext:value-type="float">
            <text:p>0,883</text:p>
          </table:table-cell>
          <table:table-cell table:formula="of:=[.$F$1]/[.F7]" office:value-type="float" office:value="40.775808418653" calcext:value-type="float">
            <text:p>40,78</text:p>
          </table:table-cell>
          <table:table-cell table:formula="of:=MIN([.G7];[.$D$2])" office:value-type="float" office:value="4.2" calcext:value-type="float">
            <text:p>4,2000</text:p>
          </table:table-cell>
          <table:table-cell table:formula="of:=[.H7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10^[.A8]" office:value-type="float" office:value="1.25892541179417" calcext:value-type="float">
            <text:p>1,26</text:p>
          </table:table-cell>
          <table:table-cell table:formula="of:=[.B8]/60*[.$B$1]" office:value-type="float" office:value="4.19641803931389" calcext:value-type="float">
            <text:p>4,20</text:p>
          </table:table-cell>
          <table:table-cell table:formula="of:=[.C8]*[.$B$2]*0.001" office:value-type="float" office:value="0.0419641803931389" calcext:value-type="float">
            <text:p>0,042</text:p>
          </table:table-cell>
          <table:table-cell table:formula="of:=[.$F$4]*[.C8]*(2*PI())" office:value-type="float" office:value="0.0896473653691614" calcext:value-type="float">
            <text:p>0,090</text:p>
          </table:table-cell>
          <table:table-cell table:formula="of:=SQRT([.E8]^2+[.$F$2]^2)" office:value-type="float" office:value="0.884554492452348" calcext:value-type="float">
            <text:p>0,885</text:p>
          </table:table-cell>
          <table:table-cell table:formula="of:=[.$F$1]/[.F8]" office:value-type="float" office:value="40.6984536364664" calcext:value-type="float">
            <text:p>40,70</text:p>
          </table:table-cell>
          <table:table-cell table:formula="of:=MIN([.G8];[.$D$2])" office:value-type="float" office:value="4.2" calcext:value-type="float">
            <text:p>4,2000</text:p>
          </table:table-cell>
          <table:table-cell table:formula="of:=[.H8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10^[.A9]" office:value-type="float" office:value="1.58489319246111" calcext:value-type="float">
            <text:p>1,58</text:p>
          </table:table-cell>
          <table:table-cell table:formula="of:=[.B9]/60*[.$B$1]" office:value-type="float" office:value="5.28297730820371" calcext:value-type="float">
            <text:p>5,28</text:p>
          </table:table-cell>
          <table:table-cell table:formula="of:=[.C9]*[.$B$2]*0.001" office:value-type="float" office:value="0.0528297730820371" calcext:value-type="float">
            <text:p>0,053</text:p>
          </table:table-cell>
          <table:table-cell table:formula="of:=[.$F$4]*[.C9]*(2*PI())" office:value-type="float" office:value="0.112859346363634" calcext:value-type="float">
            <text:p>0,113</text:p>
          </table:table-cell>
          <table:table-cell table:formula="of:=SQRT([.E9]^2+[.$F$2]^2)" office:value-type="float" office:value="0.887207547342574" calcext:value-type="float">
            <text:p>0,887</text:p>
          </table:table-cell>
          <table:table-cell table:formula="of:=[.$F$1]/[.F9]" office:value-type="float" office:value="40.5767512999971" calcext:value-type="float">
            <text:p>40,58</text:p>
          </table:table-cell>
          <table:table-cell table:formula="of:=MIN([.G9];[.$D$2])" office:value-type="float" office:value="4.2" calcext:value-type="float">
            <text:p>4,2000</text:p>
          </table:table-cell>
          <table:table-cell table:formula="of:=[.H9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10^[.A10]" office:value-type="float" office:value="1.99526231496888" calcext:value-type="float">
            <text:p>2,00</text:p>
          </table:table-cell>
          <table:table-cell table:formula="of:=[.B10]/60*[.$B$1]" office:value-type="float" office:value="6.6508743832296" calcext:value-type="float">
            <text:p>6,65</text:p>
          </table:table-cell>
          <table:table-cell table:formula="of:=[.C10]*[.$B$2]*0.001" office:value-type="float" office:value="0.066508743832296" calcext:value-type="float">
            <text:p>0,067</text:p>
          </table:table-cell>
          <table:table-cell table:formula="of:=[.$F$4]*[.C10]*(2*PI())" office:value-type="float" office:value="0.142081499095658" calcext:value-type="float">
            <text:p>0,142</text:p>
          </table:table-cell>
          <table:table-cell table:formula="of:=SQRT([.E10]^2+[.$F$2]^2)" office:value-type="float" office:value="0.891396181495787" calcext:value-type="float">
            <text:p>0,891</text:p>
          </table:table-cell>
          <table:table-cell table:formula="of:=[.$F$1]/[.F10]" office:value-type="float" office:value="40.3860828073002" calcext:value-type="float">
            <text:p>40,39</text:p>
          </table:table-cell>
          <table:table-cell table:formula="of:=MIN([.G10];[.$D$2])" office:value-type="float" office:value="4.2" calcext:value-type="float">
            <text:p>4,2000</text:p>
          </table:table-cell>
          <table:table-cell table:formula="of:=[.H10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10^[.A11]" office:value-type="float" office:value="2.51188643150958" calcext:value-type="float">
            <text:p>2,51</text:p>
          </table:table-cell>
          <table:table-cell table:formula="of:=[.B11]/60*[.$B$1]" office:value-type="float" office:value="8.3729547716986" calcext:value-type="float">
            <text:p>8,37</text:p>
          </table:table-cell>
          <table:table-cell table:formula="of:=[.C11]*[.$B$2]*0.001" office:value-type="float" office:value="0.083729547716986" calcext:value-type="float">
            <text:p>0,084</text:p>
          </table:table-cell>
          <table:table-cell table:formula="of:=[.$F$4]*[.C11]*(2*PI())" office:value-type="float" office:value="0.178870009757334" calcext:value-type="float">
            <text:p>0,179</text:p>
          </table:table-cell>
          <table:table-cell table:formula="of:=SQRT([.E11]^2+[.$F$2]^2)" office:value-type="float" office:value="0.897994699533682" calcext:value-type="float">
            <text:p>0,898</text:p>
          </table:table-cell>
          <table:table-cell table:formula="of:=[.$F$1]/[.F11]" office:value-type="float" office:value="40.0893234878718" calcext:value-type="float">
            <text:p>40,09</text:p>
          </table:table-cell>
          <table:table-cell table:formula="of:=MIN([.G11];[.$D$2])" office:value-type="float" office:value="4.2" calcext:value-type="float">
            <text:p>4,2000</text:p>
          </table:table-cell>
          <table:table-cell table:formula="of:=[.H11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10^[.A12]" office:value-type="float" office:value="3.16227766016838" calcext:value-type="float">
            <text:p>3,16</text:p>
          </table:table-cell>
          <table:table-cell table:formula="of:=[.B12]/60*[.$B$1]" office:value-type="float" office:value="10.5409255338946" calcext:value-type="float">
            <text:p>10,54</text:p>
          </table:table-cell>
          <table:table-cell table:formula="of:=[.C12]*[.$B$2]*0.001" office:value-type="float" office:value="0.105409255338946" calcext:value-type="float">
            <text:p>0,105</text:p>
          </table:table-cell>
          <table:table-cell table:formula="of:=[.$F$4]*[.C12]*(2*PI())" office:value-type="float" office:value="0.225184000691378" calcext:value-type="float">
            <text:p>0,225</text:p>
          </table:table-cell>
          <table:table-cell table:formula="of:=SQRT([.E12]^2+[.$F$2]^2)" office:value-type="float" office:value="0.908354465045103" calcext:value-type="float">
            <text:p>0,908</text:p>
          </table:table-cell>
          <table:table-cell table:formula="of:=[.$F$1]/[.F12]" office:value-type="float" office:value="39.6321055109389" calcext:value-type="float">
            <text:p>39,63</text:p>
          </table:table-cell>
          <table:table-cell table:formula="of:=MIN([.G12];[.$D$2])" office:value-type="float" office:value="4.2" calcext:value-type="float">
            <text:p>4,2000</text:p>
          </table:table-cell>
          <table:table-cell table:formula="of:=[.H12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10^[.A13]" office:value-type="float" office:value="3.98107170553497" calcext:value-type="float">
            <text:p>3,98</text:p>
          </table:table-cell>
          <table:table-cell table:formula="of:=[.B13]/60*[.$B$1]" office:value-type="float" office:value="13.2702390184499" calcext:value-type="float">
            <text:p>13,27</text:p>
          </table:table-cell>
          <table:table-cell table:formula="of:=[.C13]*[.$B$2]*0.001" office:value-type="float" office:value="0.132702390184499" calcext:value-type="float">
            <text:p>0,133</text:p>
          </table:table-cell>
          <table:table-cell table:formula="of:=[.$F$4]*[.C13]*(2*PI())" office:value-type="float" office:value="0.283489860799851" calcext:value-type="float">
            <text:p>0,283</text:p>
          </table:table-cell>
          <table:table-cell table:formula="of:=SQRT([.E13]^2+[.$F$2]^2)" office:value-type="float" office:value="0.924535830120347" calcext:value-type="float">
            <text:p>0,925</text:p>
          </table:table-cell>
          <table:table-cell table:formula="of:=[.$F$1]/[.F13]" office:value-type="float" office:value="38.9384584427776" calcext:value-type="float">
            <text:p>38,94</text:p>
          </table:table-cell>
          <table:table-cell table:formula="of:=MIN([.G13];[.$D$2])" office:value-type="float" office:value="4.2" calcext:value-type="float">
            <text:p>4,2000</text:p>
          </table:table-cell>
          <table:table-cell table:formula="of:=[.H13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10^[.A14]" office:value-type="float" office:value="5.01187233627272" calcext:value-type="float">
            <text:p>5,01</text:p>
          </table:table-cell>
          <table:table-cell table:formula="of:=[.B14]/60*[.$B$1]" office:value-type="float" office:value="16.7062411209091" calcext:value-type="float">
            <text:p>16,71</text:p>
          </table:table-cell>
          <table:table-cell table:formula="of:=[.C14]*[.$B$2]*0.001" office:value-type="float" office:value="0.167062411209091" calcext:value-type="float">
            <text:p>0,167</text:p>
          </table:table-cell>
          <table:table-cell table:formula="of:=[.$F$4]*[.C14]*(2*PI())" office:value-type="float" office:value="0.356892589746924" calcext:value-type="float">
            <text:p>0,357</text:p>
          </table:table-cell>
          <table:table-cell table:formula="of:=SQRT([.E14]^2+[.$F$2]^2)" office:value-type="float" office:value="0.949616933619165" calcext:value-type="float">
            <text:p>0,950</text:p>
          </table:table-cell>
          <table:table-cell table:formula="of:=[.$F$1]/[.F14]" office:value-type="float" office:value="37.9100232162008" calcext:value-type="float">
            <text:p>37,91</text:p>
          </table:table-cell>
          <table:table-cell table:formula="of:=MIN([.G14];[.$D$2])" office:value-type="float" office:value="4.2" calcext:value-type="float">
            <text:p>4,2000</text:p>
          </table:table-cell>
          <table:table-cell table:formula="of:=[.H14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10^[.A15]" office:value-type="float" office:value="6.30957344480193" calcext:value-type="float">
            <text:p>6,31</text:p>
          </table:table-cell>
          <table:table-cell table:formula="of:=[.B15]/60*[.$B$1]" office:value-type="float" office:value="21.0319114826731" calcext:value-type="float">
            <text:p>21,03</text:p>
          </table:table-cell>
          <table:table-cell table:formula="of:=[.C15]*[.$B$2]*0.001" office:value-type="float" office:value="0.210319114826731" calcext:value-type="float">
            <text:p>0,210</text:p>
          </table:table-cell>
          <table:table-cell table:formula="of:=[.$F$4]*[.C15]*(2*PI())" office:value-type="float" office:value="0.449301150513433" calcext:value-type="float">
            <text:p>0,449</text:p>
          </table:table-cell>
          <table:table-cell table:formula="of:=SQRT([.E15]^2+[.$F$2]^2)" office:value-type="float" office:value="0.988064534255073" calcext:value-type="float">
            <text:p>0,988</text:p>
          </table:table-cell>
          <table:table-cell table:formula="of:=[.$F$1]/[.F15]" office:value-type="float" office:value="36.434867108292" calcext:value-type="float">
            <text:p>36,43</text:p>
          </table:table-cell>
          <table:table-cell table:formula="of:=MIN([.G15];[.$D$2])" office:value-type="float" office:value="4.2" calcext:value-type="float">
            <text:p>4,2000</text:p>
          </table:table-cell>
          <table:table-cell table:formula="of:=[.H15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10^[.A16]" office:value-type="float" office:value="7.94328234724282" calcext:value-type="float">
            <text:p>7,94</text:p>
          </table:table-cell>
          <table:table-cell table:formula="of:=[.B16]/60*[.$B$1]" office:value-type="float" office:value="26.4776078241427" calcext:value-type="float">
            <text:p>26,48</text:p>
          </table:table-cell>
          <table:table-cell table:formula="of:=[.C16]*[.$B$2]*0.001" office:value-type="float" office:value="0.264776078241427" calcext:value-type="float">
            <text:p>0,265</text:p>
          </table:table-cell>
          <table:table-cell table:formula="of:=[.$F$4]*[.C16]*(2*PI())" office:value-type="float" office:value="0.565636635929717" calcext:value-type="float">
            <text:p>0,566</text:p>
          </table:table-cell>
          <table:table-cell table:formula="of:=SQRT([.E16]^2+[.$F$2]^2)" office:value-type="float" office:value="1.04610936517454" calcext:value-type="float">
            <text:p>1,046</text:p>
          </table:table-cell>
          <table:table-cell table:formula="of:=[.$F$1]/[.F16]" office:value-type="float" office:value="34.4132279075748" calcext:value-type="float">
            <text:p>34,41</text:p>
          </table:table-cell>
          <table:table-cell table:formula="of:=MIN([.G16];[.$D$2])" office:value-type="float" office:value="4.2" calcext:value-type="float">
            <text:p>4,2000</text:p>
          </table:table-cell>
          <table:table-cell table:formula="of:=[.H16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^[.A17]" office:value-type="float" office:value="10" calcext:value-type="float">
            <text:p>10,00</text:p>
          </table:table-cell>
          <table:table-cell table:formula="of:=[.B17]/60*[.$B$1]" office:value-type="float" office:value="33.3333333333333" calcext:value-type="float">
            <text:p>33,33</text:p>
          </table:table-cell>
          <table:table-cell table:formula="of:=[.C17]*[.$B$2]*0.001" office:value-type="float" office:value="0.333333333333333" calcext:value-type="float">
            <text:p>0,333</text:p>
          </table:table-cell>
          <table:table-cell table:formula="of:=[.$F$4]*[.C17]*(2*PI())" office:value-type="float" office:value="0.712094334813686" calcext:value-type="float">
            <text:p>0,712</text:p>
          </table:table-cell>
          <table:table-cell table:formula="of:=SQRT([.E17]^2+[.$F$2]^2)" office:value-type="float" office:value="1.13202400225161" calcext:value-type="float">
            <text:p>1,132</text:p>
          </table:table-cell>
          <table:table-cell table:formula="of:=[.$F$1]/[.F17]" office:value-type="float" office:value="31.8014458424871" calcext:value-type="float">
            <text:p>31,80</text:p>
          </table:table-cell>
          <table:table-cell table:formula="of:=MIN([.G17];[.$D$2])" office:value-type="float" office:value="4.2" calcext:value-type="float">
            <text:p>4,2000</text:p>
          </table:table-cell>
          <table:table-cell table:formula="of:=[.H17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10^[.A18]" office:value-type="float" office:value="12.5892541179417" calcext:value-type="float">
            <text:p>12,59</text:p>
          </table:table-cell>
          <table:table-cell table:formula="of:=[.B18]/60*[.$B$1]" office:value-type="float" office:value="41.9641803931389" calcext:value-type="float">
            <text:p>41,96</text:p>
          </table:table-cell>
          <table:table-cell table:formula="of:=[.C18]*[.$B$2]*0.001" office:value-type="float" office:value="0.419641803931389" calcext:value-type="float">
            <text:p>0,420</text:p>
          </table:table-cell>
          <table:table-cell table:formula="of:=[.$F$4]*[.C18]*(2*PI())" office:value-type="float" office:value="0.896473653691614" calcext:value-type="float">
            <text:p>0,896</text:p>
          </table:table-cell>
          <table:table-cell table:formula="of:=SQRT([.E18]^2+[.$F$2]^2)" office:value-type="float" office:value="1.25621057620257" calcext:value-type="float">
            <text:p>1,256</text:p>
          </table:table-cell>
          <table:table-cell table:formula="of:=[.$F$1]/[.F18]" office:value-type="float" office:value="28.6576157548564" calcext:value-type="float">
            <text:p>28,66</text:p>
          </table:table-cell>
          <table:table-cell table:formula="of:=MIN([.G18];[.$D$2])" office:value-type="float" office:value="4.2" calcext:value-type="float">
            <text:p>4,2000</text:p>
          </table:table-cell>
          <table:table-cell table:formula="of:=[.H18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10^[.A19]" office:value-type="float" office:value="15.8489319246111" calcext:value-type="float">
            <text:p>15,85</text:p>
          </table:table-cell>
          <table:table-cell table:formula="of:=[.B19]/60*[.$B$1]" office:value-type="float" office:value="52.8297730820371" calcext:value-type="float">
            <text:p>52,83</text:p>
          </table:table-cell>
          <table:table-cell table:formula="of:=[.C19]*[.$B$2]*0.001" office:value-type="float" office:value="0.528297730820371" calcext:value-type="float">
            <text:p>0,528</text:p>
          </table:table-cell>
          <table:table-cell table:formula="of:=[.$F$4]*[.C19]*(2*PI())" office:value-type="float" office:value="1.12859346363634" calcext:value-type="float">
            <text:p>1,129</text:p>
          </table:table-cell>
          <table:table-cell table:formula="of:=SQRT([.E19]^2+[.$F$2]^2)" office:value-type="float" office:value="1.43112655141419" calcext:value-type="float">
            <text:p>1,431</text:p>
          </table:table-cell>
          <table:table-cell table:formula="of:=[.$F$1]/[.F19]" office:value-type="float" office:value="25.1550081049269" calcext:value-type="float">
            <text:p>25,16</text:p>
          </table:table-cell>
          <table:table-cell table:formula="of:=MIN([.G19];[.$D$2])" office:value-type="float" office:value="4.2" calcext:value-type="float">
            <text:p>4,2000</text:p>
          </table:table-cell>
          <table:table-cell table:formula="of:=[.H19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10^[.A20]" office:value-type="float" office:value="19.9526231496888" calcext:value-type="float">
            <text:p>19,95</text:p>
          </table:table-cell>
          <table:table-cell table:formula="of:=[.B20]/60*[.$B$1]" office:value-type="float" office:value="66.508743832296" calcext:value-type="float">
            <text:p>66,51</text:p>
          </table:table-cell>
          <table:table-cell table:formula="of:=[.C20]*[.$B$2]*0.001" office:value-type="float" office:value="0.66508743832296" calcext:value-type="float">
            <text:p>0,665</text:p>
          </table:table-cell>
          <table:table-cell table:formula="of:=[.$F$4]*[.C20]*(2*PI())" office:value-type="float" office:value="1.42081499095658" calcext:value-type="float">
            <text:p>1,421</text:p>
          </table:table-cell>
          <table:table-cell table:formula="of:=SQRT([.E20]^2+[.$F$2]^2)" office:value-type="float" office:value="1.67126157094781" calcext:value-type="float">
            <text:p>1,671</text:p>
          </table:table-cell>
          <table:table-cell table:formula="of:=[.$F$1]/[.F20]" office:value-type="float" office:value="21.5406137649558" calcext:value-type="float">
            <text:p>21,54</text:p>
          </table:table-cell>
          <table:table-cell table:formula="of:=MIN([.G20];[.$D$2])" office:value-type="float" office:value="4.2" calcext:value-type="float">
            <text:p>4,2000</text:p>
          </table:table-cell>
          <table:table-cell table:formula="of:=[.H20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10^[.A21]" office:value-type="float" office:value="25.1188643150958" calcext:value-type="float">
            <text:p>25,12</text:p>
          </table:table-cell>
          <table:table-cell table:formula="of:=[.B21]/60*[.$B$1]" office:value-type="float" office:value="83.729547716986" calcext:value-type="float">
            <text:p>83,73</text:p>
          </table:table-cell>
          <table:table-cell table:formula="of:=[.C21]*[.$B$2]*0.001" office:value-type="float" office:value="0.83729547716986" calcext:value-type="float">
            <text:p>0,837</text:p>
          </table:table-cell>
          <table:table-cell table:formula="of:=[.$F$4]*[.C21]*(2*PI())" office:value-type="float" office:value="1.78870009757334" calcext:value-type="float">
            <text:p>1,789</text:p>
          </table:table-cell>
          <table:table-cell table:formula="of:=SQRT([.E21]^2+[.$F$2]^2)" office:value-type="float" office:value="1.99345128835868" calcext:value-type="float">
            <text:p>1,993</text:p>
          </table:table-cell>
          <table:table-cell table:formula="of:=[.$F$1]/[.F21]" office:value-type="float" office:value="18.0591320240591" calcext:value-type="float">
            <text:p>18,06</text:p>
          </table:table-cell>
          <table:table-cell table:formula="of:=MIN([.G21];[.$D$2])" office:value-type="float" office:value="4.2" calcext:value-type="float">
            <text:p>4,2000</text:p>
          </table:table-cell>
          <table:table-cell table:formula="of:=[.H21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0^[.A22]" office:value-type="float" office:value="31.6227766016838" calcext:value-type="float">
            <text:p>31,62</text:p>
          </table:table-cell>
          <table:table-cell table:formula="of:=[.B22]/60*[.$B$1]" office:value-type="float" office:value="105.409255338946" calcext:value-type="float">
            <text:p>105,41</text:p>
          </table:table-cell>
          <table:table-cell table:formula="of:=[.C22]*[.$B$2]*0.001" office:value-type="float" office:value="1.05409255338946" calcext:value-type="float">
            <text:p>1,054</text:p>
          </table:table-cell>
          <table:table-cell table:formula="of:=[.$F$4]*[.C22]*(2*PI())" office:value-type="float" office:value="2.25184000691378" calcext:value-type="float">
            <text:p>2,252</text:p>
          </table:table-cell>
          <table:table-cell table:formula="of:=SQRT([.E22]^2+[.$F$2]^2)" office:value-type="float" office:value="2.41768141340778" calcext:value-type="float">
            <text:p>2,418</text:p>
          </table:table-cell>
          <table:table-cell table:formula="of:=[.$F$1]/[.F22]" office:value-type="float" office:value="14.8902993588626" calcext:value-type="float">
            <text:p>14,89</text:p>
          </table:table-cell>
          <table:table-cell table:formula="of:=MIN([.G22];[.$D$2])" office:value-type="float" office:value="4.2" calcext:value-type="float">
            <text:p>4,2000</text:p>
          </table:table-cell>
          <table:table-cell table:formula="of:=[.H22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[.A23]" office:value-type="float" office:value="39.8107170553497" calcext:value-type="float">
            <text:p>39,81</text:p>
          </table:table-cell>
          <table:table-cell table:formula="of:=[.B23]/60*[.$B$1]" office:value-type="float" office:value="132.702390184499" calcext:value-type="float">
            <text:p>132,70</text:p>
          </table:table-cell>
          <table:table-cell table:formula="of:=[.C23]*[.$B$2]*0.001" office:value-type="float" office:value="1.32702390184499" calcext:value-type="float">
            <text:p>1,327</text:p>
          </table:table-cell>
          <table:table-cell table:formula="of:=[.$F$4]*[.C23]*(2*PI())" office:value-type="float" office:value="2.83489860799851" calcext:value-type="float">
            <text:p>2,835</text:p>
          </table:table-cell>
          <table:table-cell table:formula="of:=SQRT([.E23]^2+[.$F$2]^2)" office:value-type="float" office:value="2.96834130746987" calcext:value-type="float">
            <text:p>2,968</text:p>
          </table:table-cell>
          <table:table-cell table:formula="of:=[.$F$1]/[.F23]" office:value-type="float" office:value="12.1279853867901" calcext:value-type="float">
            <text:p>12,13</text:p>
          </table:table-cell>
          <table:table-cell table:formula="of:=MIN([.G23];[.$D$2])" office:value-type="float" office:value="4.2" calcext:value-type="float">
            <text:p>4,2000</text:p>
          </table:table-cell>
          <table:table-cell table:formula="of:=[.H23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10^[.A24]" office:value-type="float" office:value="50.1187233627273" calcext:value-type="float">
            <text:p>50,12</text:p>
          </table:table-cell>
          <table:table-cell table:formula="of:=[.B24]/60*[.$B$1]" office:value-type="float" office:value="167.062411209091" calcext:value-type="float">
            <text:p>167,06</text:p>
          </table:table-cell>
          <table:table-cell table:formula="of:=[.C24]*[.$B$2]*0.001" office:value-type="float" office:value="1.67062411209091" calcext:value-type="float">
            <text:p>1,671</text:p>
          </table:table-cell>
          <table:table-cell table:formula="of:=[.$F$4]*[.C24]*(2*PI())" office:value-type="float" office:value="3.56892589746924" calcext:value-type="float">
            <text:p>3,569</text:p>
          </table:table-cell>
          <table:table-cell table:formula="of:=SQRT([.E24]^2+[.$F$2]^2)" office:value-type="float" office:value="3.67581719643764" calcext:value-type="float">
            <text:p>3,676</text:p>
          </table:table-cell>
          <table:table-cell table:formula="of:=[.$F$1]/[.F24]" office:value-type="float" office:value="9.79374056873363" calcext:value-type="float">
            <text:p>9,79</text:p>
          </table:table-cell>
          <table:table-cell table:formula="of:=MIN([.G24];[.$D$2])" office:value-type="float" office:value="4.2" calcext:value-type="float">
            <text:p>4,2000</text:p>
          </table:table-cell>
          <table:table-cell table:formula="of:=[.H24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10^[.A25]" office:value-type="float" office:value="63.0957344480193" calcext:value-type="float">
            <text:p>63,10</text:p>
          </table:table-cell>
          <table:table-cell table:formula="of:=[.B25]/60*[.$B$1]" office:value-type="float" office:value="210.319114826731" calcext:value-type="float">
            <text:p>210,32</text:p>
          </table:table-cell>
          <table:table-cell table:formula="of:=[.C25]*[.$B$2]*0.001" office:value-type="float" office:value="2.10319114826731" calcext:value-type="float">
            <text:p>2,103</text:p>
          </table:table-cell>
          <table:table-cell table:formula="of:=[.$F$4]*[.C25]*(2*PI())" office:value-type="float" office:value="4.49301150513433" calcext:value-type="float">
            <text:p>4,493</text:p>
          </table:table-cell>
          <table:table-cell table:formula="of:=SQRT([.E25]^2+[.$F$2]^2)" office:value-type="float" office:value="4.57837879442816" calcext:value-type="float">
            <text:p>4,578</text:p>
          </table:table-cell>
          <table:table-cell table:formula="of:=[.$F$1]/[.F25]" office:value-type="float" office:value="7.86304533032776" calcext:value-type="float">
            <text:p>7,86</text:p>
          </table:table-cell>
          <table:table-cell table:formula="of:=MIN([.G25];[.$D$2])" office:value-type="float" office:value="4.2" calcext:value-type="float">
            <text:p>4,2000</text:p>
          </table:table-cell>
          <table:table-cell table:formula="of:=[.H25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10^[.A26]" office:value-type="float" office:value="79.4328234724282" calcext:value-type="float">
            <text:p>79,43</text:p>
          </table:table-cell>
          <table:table-cell table:formula="of:=[.B26]/60*[.$B$1]" office:value-type="float" office:value="264.776078241427" calcext:value-type="float">
            <text:p>264,78</text:p>
          </table:table-cell>
          <table:table-cell table:formula="of:=[.C26]*[.$B$2]*0.001" office:value-type="float" office:value="2.64776078241427" calcext:value-type="float">
            <text:p>2,648</text:p>
          </table:table-cell>
          <table:table-cell table:formula="of:=[.$F$4]*[.C26]*(2*PI())" office:value-type="float" office:value="5.65636635929717" calcext:value-type="float">
            <text:p>5,656</text:p>
          </table:table-cell>
          <table:table-cell table:formula="of:=SQRT([.E26]^2+[.$F$2]^2)" office:value-type="float" office:value="5.7244109208362" calcext:value-type="float">
            <text:p>5,724</text:p>
          </table:table-cell>
          <table:table-cell table:formula="of:=[.$F$1]/[.F26]" office:value-type="float" office:value="6.28885670470723" calcext:value-type="float">
            <text:p>6,29</text:p>
          </table:table-cell>
          <table:table-cell table:formula="of:=MIN([.G26];[.$D$2])" office:value-type="float" office:value="4.2" calcext:value-type="float">
            <text:p>4,2000</text:p>
          </table:table-cell>
          <table:table-cell table:formula="of:=[.H26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,00</text:p>
          </table:table-cell>
          <table:table-cell table:formula="of:=[.B27]/60*[.$B$1]" office:value-type="float" office:value="333.333333333333" calcext:value-type="float">
            <text:p>333,33</text:p>
          </table:table-cell>
          <table:table-cell table:formula="of:=[.C27]*[.$B$2]*0.001" office:value-type="float" office:value="3.33333333333333" calcext:value-type="float">
            <text:p>3,333</text:p>
          </table:table-cell>
          <table:table-cell table:formula="of:=[.$F$4]*[.C27]*(2*PI())" office:value-type="float" office:value="7.12094334813686" calcext:value-type="float">
            <text:p>7,121</text:p>
          </table:table-cell>
          <table:table-cell table:formula="of:=SQRT([.E27]^2+[.$F$2]^2)" office:value-type="float" office:value="7.17511213622301" calcext:value-type="float">
            <text:p>7,175</text:p>
          </table:table-cell>
          <table:table-cell table:formula="of:=[.$F$1]/[.F27]" office:value-type="float" office:value="5.01734318802584" calcext:value-type="float">
            <text:p>5,02</text:p>
          </table:table-cell>
          <table:table-cell table:formula="of:=MIN([.G27];[.$D$2])" office:value-type="float" office:value="4.2" calcext:value-type="float">
            <text:p>4,2000</text:p>
          </table:table-cell>
          <table:table-cell table:formula="of:=[.H27]*[.$D$3]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10^[.A28]" office:value-type="float" office:value="125.892541179417" calcext:value-type="float">
            <text:p>125,89</text:p>
          </table:table-cell>
          <table:table-cell table:formula="of:=[.B28]/60*[.$B$1]" office:value-type="float" office:value="419.641803931389" calcext:value-type="float">
            <text:p>419,64</text:p>
          </table:table-cell>
          <table:table-cell table:formula="of:=[.C28]*[.$B$2]*0.001" office:value-type="float" office:value="4.19641803931389" calcext:value-type="float">
            <text:p>4,196</text:p>
          </table:table-cell>
          <table:table-cell table:formula="of:=[.$F$4]*[.C28]*(2*PI())" office:value-type="float" office:value="8.96473653691614" calcext:value-type="float">
            <text:p>8,965</text:p>
          </table:table-cell>
          <table:table-cell table:formula="of:=SQRT([.E28]^2+[.$F$2]^2)" office:value-type="float" office:value="9.00782444191266" calcext:value-type="float">
            <text:p>9,008</text:p>
          </table:table-cell>
          <table:table-cell table:formula="of:=[.$F$1]/[.F28]" office:value-type="float" office:value="3.99652549093819" calcext:value-type="float">
            <text:p>4,00</text:p>
          </table:table-cell>
          <table:table-cell table:formula="of:=MIN([.G28];[.$D$2])" office:value-type="float" office:value="3.99652549093819" calcext:value-type="float">
            <text:p>3,9965</text:p>
          </table:table-cell>
          <table:table-cell table:formula="of:=[.H28]*[.$D$3]" office:value-type="float" office:value="2.85466106495585" calcext:value-type="float">
            <text:p>2,854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[.A29]" office:value-type="float" office:value="158.489319246111" calcext:value-type="float">
            <text:p>158,49</text:p>
          </table:table-cell>
          <table:table-cell table:formula="of:=[.B29]/60*[.$B$1]" office:value-type="float" office:value="528.297730820371" calcext:value-type="float">
            <text:p>528,30</text:p>
          </table:table-cell>
          <table:table-cell table:formula="of:=[.C29]*[.$B$2]*0.001" office:value-type="float" office:value="5.28297730820371" calcext:value-type="float">
            <text:p>5,283</text:p>
          </table:table-cell>
          <table:table-cell table:formula="of:=[.$F$4]*[.C29]*(2*PI())" office:value-type="float" office:value="11.2859346363634" calcext:value-type="float">
            <text:p>11,286</text:p>
          </table:table-cell>
          <table:table-cell table:formula="of:=SQRT([.E29]^2+[.$F$2]^2)" office:value-type="float" office:value="11.3201908383325" calcext:value-type="float">
            <text:p>11,320</text:p>
          </table:table-cell>
          <table:table-cell table:formula="of:=[.$F$1]/[.F29]" office:value-type="float" office:value="3.18015840140227" calcext:value-type="float">
            <text:p>3,18</text:p>
          </table:table-cell>
          <table:table-cell table:formula="of:=MIN([.G29];[.$D$2])" office:value-type="float" office:value="3.18015840140227" calcext:value-type="float">
            <text:p>3,1802</text:p>
          </table:table-cell>
          <table:table-cell table:formula="of:=[.H29]*[.$D$3]" office:value-type="float" office:value="2.27154171528734" calcext:value-type="float">
            <text:p>2,2715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10^[.A30]" office:value-type="float" office:value="199.526231496888" calcext:value-type="float">
            <text:p>199,53</text:p>
          </table:table-cell>
          <table:table-cell table:formula="of:=[.B30]/60*[.$B$1]" office:value-type="float" office:value="665.08743832296" calcext:value-type="float">
            <text:p>665,09</text:p>
          </table:table-cell>
          <table:table-cell table:formula="of:=[.C30]*[.$B$2]*0.001" office:value-type="float" office:value="6.6508743832296" calcext:value-type="float">
            <text:p>6,651</text:p>
          </table:table-cell>
          <table:table-cell table:formula="of:=[.$F$4]*[.C30]*(2*PI())" office:value-type="float" office:value="14.2081499095658" calcext:value-type="float">
            <text:p>14,208</text:p>
          </table:table-cell>
          <table:table-cell table:formula="of:=SQRT([.E30]^2+[.$F$2]^2)" office:value-type="float" office:value="14.2353757889525" calcext:value-type="float">
            <text:p>14,235</text:p>
          </table:table-cell>
          <table:table-cell table:formula="of:=[.$F$1]/[.F30]" office:value-type="float" office:value="2.52891111086355" calcext:value-type="float">
            <text:p>2,53</text:p>
          </table:table-cell>
          <table:table-cell table:formula="of:=MIN([.G30];[.$D$2])" office:value-type="float" office:value="2.52891111086355" calcext:value-type="float">
            <text:p>2,5289</text:p>
          </table:table-cell>
          <table:table-cell table:formula="of:=[.H30]*[.$D$3]" office:value-type="float" office:value="1.80636507918825" calcext:value-type="float">
            <text:p>1,8064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10^[.A31]" office:value-type="float" office:value="251.188643150958" calcext:value-type="float">
            <text:p>251,19</text:p>
          </table:table-cell>
          <table:table-cell table:formula="of:=[.B31]/60*[.$B$1]" office:value-type="float" office:value="837.295477169861" calcext:value-type="float">
            <text:p>837,30</text:p>
          </table:table-cell>
          <table:table-cell table:formula="of:=[.C31]*[.$B$2]*0.001" office:value-type="float" office:value="8.37295477169861" calcext:value-type="float">
            <text:p>8,373</text:p>
          </table:table-cell>
          <table:table-cell table:formula="of:=[.$F$4]*[.C31]*(2*PI())" office:value-type="float" office:value="17.8870009757334" calcext:value-type="float">
            <text:p>17,887</text:p>
          </table:table-cell>
          <table:table-cell table:formula="of:=SQRT([.E31]^2+[.$F$2]^2)" office:value-type="float" office:value="17.908634897889" calcext:value-type="float">
            <text:p>17,909</text:p>
          </table:table-cell>
          <table:table-cell table:formula="of:=[.$F$1]/[.F31]" office:value-type="float" office:value="2.01020346917919" calcext:value-type="float">
            <text:p>2,01</text:p>
          </table:table-cell>
          <table:table-cell table:formula="of:=MIN([.G31];[.$D$2])" office:value-type="float" office:value="2.01020346917919" calcext:value-type="float">
            <text:p>2,0102</text:p>
          </table:table-cell>
          <table:table-cell table:formula="of:=[.H31]*[.$D$3]" office:value-type="float" office:value="1.43585962084228" calcext:value-type="float">
            <text:p>1,435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10^[.A32]" office:value-type="float" office:value="316.227766016838" calcext:value-type="float">
            <text:p>316,23</text:p>
          </table:table-cell>
          <table:table-cell table:formula="of:=[.B32]/60*[.$B$1]" office:value-type="float" office:value="1054.09255338946" calcext:value-type="float">
            <text:p>1054,09</text:p>
          </table:table-cell>
          <table:table-cell table:formula="of:=[.C32]*[.$B$2]*0.001" office:value-type="float" office:value="10.5409255338946" calcext:value-type="float">
            <text:p>10,541</text:p>
          </table:table-cell>
          <table:table-cell table:formula="of:=[.$F$4]*[.C32]*(2*PI())" office:value-type="float" office:value="22.5184000691378" calcext:value-type="float">
            <text:p>22,518</text:p>
          </table:table-cell>
          <table:table-cell table:formula="of:=SQRT([.E32]^2+[.$F$2]^2)" office:value-type="float" office:value="22.5355883365344" calcext:value-type="float">
            <text:p>22,536</text:p>
          </table:table-cell>
          <table:table-cell table:formula="of:=[.$F$1]/[.F32]" office:value-type="float" office:value="1.59747327038439" calcext:value-type="float">
            <text:p>1,60</text:p>
          </table:table-cell>
          <table:table-cell table:formula="of:=MIN([.G32];[.$D$2])" office:value-type="float" office:value="1.59747327038439" calcext:value-type="float">
            <text:p>1,5975</text:p>
          </table:table-cell>
          <table:table-cell table:formula="of:=[.H32]*[.$D$3]" office:value-type="float" office:value="1.14105233598885" calcext:value-type="float">
            <text:p>1,1411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10^[.A33]" office:value-type="float" office:value="398.107170553497" calcext:value-type="float">
            <text:p>398,11</text:p>
          </table:table-cell>
          <table:table-cell table:formula="of:=[.B33]/60*[.$B$1]" office:value-type="float" office:value="1327.02390184499" calcext:value-type="float">
            <text:p>1327,02</text:p>
          </table:table-cell>
          <table:table-cell table:formula="of:=[.C33]*[.$B$2]*0.001" office:value-type="float" office:value="13.2702390184499" calcext:value-type="float">
            <text:p>13,270</text:p>
          </table:table-cell>
          <table:table-cell table:formula="of:=[.$F$4]*[.C33]*(2*PI())" office:value-type="float" office:value="28.3489860799851" calcext:value-type="float">
            <text:p>28,349</text:p>
          </table:table-cell>
          <table:table-cell table:formula="of:=SQRT([.E33]^2+[.$F$2]^2)" office:value-type="float" office:value="28.3626411281318" calcext:value-type="float">
            <text:p>28,363</text:p>
          </table:table-cell>
          <table:table-cell table:formula="of:=[.$F$1]/[.F33]" office:value-type="float" office:value="1.26927530611009" calcext:value-type="float">
            <text:p>1,27</text:p>
          </table:table-cell>
          <table:table-cell table:formula="of:=MIN([.G33];[.$D$2])" office:value-type="float" office:value="1.26927530611009" calcext:value-type="float">
            <text:p>1,2693</text:p>
          </table:table-cell>
          <table:table-cell table:formula="of:=[.H33]*[.$D$3]" office:value-type="float" office:value="0.906625218650062" calcext:value-type="float">
            <text:p>0,906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10^[.A34]" office:value-type="float" office:value="501.187233627272" calcext:value-type="float">
            <text:p>501,19</text:p>
          </table:table-cell>
          <table:table-cell table:formula="of:=[.B34]/60*[.$B$1]" office:value-type="float" office:value="1670.62411209091" calcext:value-type="float">
            <text:p>1670,62</text:p>
          </table:table-cell>
          <table:table-cell table:formula="of:=[.C34]*[.$B$2]*0.001" office:value-type="float" office:value="16.7062411209091" calcext:value-type="float">
            <text:p>16,706</text:p>
          </table:table-cell>
          <table:table-cell table:formula="of:=[.$F$4]*[.C34]*(2*PI())" office:value-type="float" office:value="35.6892589746924" calcext:value-type="float">
            <text:p>35,689</text:p>
          </table:table-cell>
          <table:table-cell table:formula="of:=SQRT([.E34]^2+[.$F$2]^2)" office:value-type="float" office:value="35.7001065287299" calcext:value-type="float">
            <text:p>35,700</text:p>
          </table:table-cell>
          <table:table-cell table:formula="of:=[.$F$1]/[.F34]" office:value-type="float" office:value="1.00840035227987" calcext:value-type="float">
            <text:p>1,01</text:p>
          </table:table-cell>
          <table:table-cell table:formula="of:=MIN([.G34];[.$D$2])" office:value-type="float" office:value="1.00840035227987" calcext:value-type="float">
            <text:p>1,0084</text:p>
          </table:table-cell>
          <table:table-cell table:formula="of:=[.H34]*[.$D$3]" office:value-type="float" office:value="0.720285965914191" calcext:value-type="float">
            <text:p>0,7203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10^[.A35]" office:value-type="float" office:value="630.957344480194" calcext:value-type="float">
            <text:p>630,96</text:p>
          </table:table-cell>
          <table:table-cell table:formula="of:=[.B35]/60*[.$B$1]" office:value-type="float" office:value="2103.19114826731" calcext:value-type="float">
            <text:p>2103,19</text:p>
          </table:table-cell>
          <table:table-cell table:formula="of:=[.C35]*[.$B$2]*0.001" office:value-type="float" office:value="21.0319114826731" calcext:value-type="float">
            <text:p>21,032</text:p>
          </table:table-cell>
          <table:table-cell table:formula="of:=[.$F$4]*[.C35]*(2*PI())" office:value-type="float" office:value="44.9301150513434" calcext:value-type="float">
            <text:p>44,930</text:p>
          </table:table-cell>
          <table:table-cell table:formula="of:=SQRT([.E35]^2+[.$F$2]^2)" office:value-type="float" office:value="44.9387320529513" calcext:value-type="float">
            <text:p>44,939</text:p>
          </table:table-cell>
          <table:table-cell table:formula="of:=[.$F$1]/[.F35]" office:value-type="float" office:value="0.801090692936802" calcext:value-type="float">
            <text:p>0,80</text:p>
          </table:table-cell>
          <table:table-cell table:formula="of:=MIN([.G35];[.$D$2])" office:value-type="float" office:value="0.801090692936802" calcext:value-type="float">
            <text:p>0,8011</text:p>
          </table:table-cell>
          <table:table-cell table:formula="of:=[.H35]*[.$D$3]" office:value-type="float" office:value="0.572207637812001" calcext:value-type="float">
            <text:p>0,5722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10^[.A36]" office:value-type="float" office:value="794.328234724282" calcext:value-type="float">
            <text:p>794,33</text:p>
          </table:table-cell>
          <table:table-cell table:formula="of:=[.B36]/60*[.$B$1]" office:value-type="float" office:value="2647.76078241427" calcext:value-type="float">
            <text:p>2647,76</text:p>
          </table:table-cell>
          <table:table-cell table:formula="of:=[.C36]*[.$B$2]*0.001" office:value-type="float" office:value="26.4776078241427" calcext:value-type="float">
            <text:p>26,478</text:p>
          </table:table-cell>
          <table:table-cell table:formula="of:=[.$F$4]*[.C36]*(2*PI())" office:value-type="float" office:value="56.5636635929718" calcext:value-type="float">
            <text:p>56,564</text:p>
          </table:table-cell>
          <table:table-cell table:formula="of:=SQRT([.E36]^2+[.$F$2]^2)" office:value-type="float" office:value="56.5705085628446" calcext:value-type="float">
            <text:p>56,571</text:p>
          </table:table-cell>
          <table:table-cell table:formula="of:=[.$F$1]/[.F36]" office:value-type="float" office:value="0.636373985572488" calcext:value-type="float">
            <text:p>0,64</text:p>
          </table:table-cell>
          <table:table-cell table:formula="of:=MIN([.G36];[.$D$2])" office:value-type="float" office:value="0.636373985572488" calcext:value-type="float">
            <text:p>0,6364</text:p>
          </table:table-cell>
          <table:table-cell table:formula="of:=[.H36]*[.$D$3]" office:value-type="float" office:value="0.454552846837492" calcext:value-type="float">
            <text:p>0,45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^[.A37]" office:value-type="float" office:value="1000" calcext:value-type="float">
            <text:p>1000,00</text:p>
          </table:table-cell>
          <table:table-cell table:formula="of:=[.B37]/60*[.$B$1]" office:value-type="float" office:value="3333.33333333333" calcext:value-type="float">
            <text:p>3333,33</text:p>
          </table:table-cell>
          <table:table-cell table:formula="of:=[.C37]*[.$B$2]*0.001" office:value-type="float" office:value="33.3333333333333" calcext:value-type="float">
            <text:p>33,333</text:p>
          </table:table-cell>
          <table:table-cell table:formula="of:=[.$F$4]*[.C37]*(2*PI())" office:value-type="float" office:value="71.2094334813687" calcext:value-type="float">
            <text:p>71,209</text:p>
          </table:table-cell>
          <table:table-cell table:formula="of:=SQRT([.E37]^2+[.$F$2]^2)" office:value-type="float" office:value="71.2148707556046" calcext:value-type="float">
            <text:p>71,215</text:p>
          </table:table-cell>
          <table:table-cell table:formula="of:=[.$F$1]/[.F37]" office:value-type="float" office:value="0.505512396751304" calcext:value-type="float">
            <text:p>0,51</text:p>
          </table:table-cell>
          <table:table-cell table:formula="of:=MIN([.G37];[.$D$2])" office:value-type="float" office:value="0.505512396751304" calcext:value-type="float">
            <text:p>0,5055</text:p>
          </table:table-cell>
          <table:table-cell table:formula="of:=[.H37]*[.$D$3]" office:value-type="float" office:value="0.361080283393788" calcext:value-type="float">
            <text:p>0,3611</text:p>
          </table:table-cell>
        </table:table-row>
        <table:table-row table:style-name="ro1">
          <table:table-cell table:style-name="ce1" office:value-type="float" office:value="3.1" calcext:value-type="float">
            <text:p>3,1</text:p>
          </table:table-cell>
          <table:table-cell table:style-name="ce3" table:formula="of:=10^[.A38]" office:value-type="float" office:value="1258.92541179417" calcext:value-type="float">
            <text:p>1258,93</text:p>
          </table:table-cell>
          <table:table-cell table:style-name="ce3" table:formula="of:=[.B38]/60*[.$B$1]" office:value-type="float" office:value="4196.41803931389" calcext:value-type="float">
            <text:p>4196,42</text:p>
          </table:table-cell>
          <table:table-cell table:style-name="ce5" table:formula="of:=[.C38]*[.$B$2]*0.001" office:value-type="float" office:value="41.9641803931389" calcext:value-type="float">
            <text:p>41,964</text:p>
          </table:table-cell>
          <table:table-cell table:formula="of:=[.$F$4]*[.C38]*(2*PI())" office:value-type="float" office:value="89.6473653691614" calcext:value-type="float">
            <text:p>89,647</text:p>
          </table:table-cell>
          <table:table-cell table:formula="of:=SQRT([.E38]^2+[.$F$2]^2)" office:value-type="float" office:value="89.6516844104556" calcext:value-type="float">
            <text:p>89,652</text:p>
          </table:table-cell>
          <table:table-cell table:formula="of:=[.$F$1]/[.F38]" office:value-type="float" office:value="0.401554083860599" calcext:value-type="float">
            <text:p>0,40</text:p>
          </table:table-cell>
          <table:table-cell table:formula="of:=MIN([.G38];[.$D$2])" office:value-type="float" office:value="0.401554083860599" calcext:value-type="float">
            <text:p>0,4016</text:p>
          </table:table-cell>
          <table:table-cell table:formula="of:=[.H38]*[.$D$3]" office:value-type="float" office:value="0.286824345614713" calcext:value-type="float">
            <text:p>0,2868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[.A39]" office:value-type="float" office:value="1584.89319246111" calcext:value-type="float">
            <text:p>1584,89</text:p>
          </table:table-cell>
          <table:table-cell table:formula="of:=[.B39]/60*[.$B$1]" office:value-type="float" office:value="5282.97730820371" calcext:value-type="float">
            <text:p>5282,98</text:p>
          </table:table-cell>
          <table:table-cell table:formula="of:=[.C39]*[.$B$2]*0.001" office:value-type="float" office:value="52.8297730820371" calcext:value-type="float">
            <text:p>52,830</text:p>
          </table:table-cell>
          <table:table-cell table:formula="of:=[.$F$4]*[.C39]*(2*PI())" office:value-type="float" office:value="112.859346363634" calcext:value-type="float">
            <text:p>112,859</text:p>
          </table:table-cell>
          <table:table-cell table:formula="of:=SQRT([.E39]^2+[.$F$2]^2)" office:value-type="float" office:value="112.862777130579" calcext:value-type="float">
            <text:p>112,863</text:p>
          </table:table-cell>
          <table:table-cell table:formula="of:=[.$F$1]/[.F39]" office:value-type="float" office:value="0.318971417461659" calcext:value-type="float">
            <text:p>0,32</text:p>
          </table:table-cell>
          <table:table-cell table:formula="of:=MIN([.G39];[.$D$2])" office:value-type="float" office:value="0.318971417461659" calcext:value-type="float">
            <text:p>0,3190</text:p>
          </table:table-cell>
          <table:table-cell table:formula="of:=[.H39]*[.$D$3]" office:value-type="float" office:value="0.227836726758328" calcext:value-type="float">
            <text:p>0,2278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10^[.A40]" office:value-type="float" office:value="1995.26231496888" calcext:value-type="float">
            <text:p>1995,26</text:p>
          </table:table-cell>
          <table:table-cell table:formula="of:=[.B40]/60*[.$B$1]" office:value-type="float" office:value="6650.8743832296" calcext:value-type="float">
            <text:p>6650,87</text:p>
          </table:table-cell>
          <table:table-cell table:formula="of:=[.C40]*[.$B$2]*0.001" office:value-type="float" office:value="66.508743832296" calcext:value-type="float">
            <text:p>66,509</text:p>
          </table:table-cell>
          <table:table-cell table:formula="of:=[.$F$4]*[.C40]*(2*PI())" office:value-type="float" office:value="142.081499095658" calcext:value-type="float">
            <text:p>142,081</text:p>
          </table:table-cell>
          <table:table-cell table:formula="of:=SQRT([.E40]^2+[.$F$2]^2)" office:value-type="float" office:value="142.084224265995" calcext:value-type="float">
            <text:p>142,084</text:p>
          </table:table-cell>
          <table:table-cell table:formula="of:=[.$F$1]/[.F40]" office:value-type="float" office:value="0.25337084525728" calcext:value-type="float">
            <text:p>0,25</text:p>
          </table:table-cell>
          <table:table-cell table:formula="of:=MIN([.G40];[.$D$2])" office:value-type="float" office:value="0.25337084525728" calcext:value-type="float">
            <text:p>0,2534</text:p>
          </table:table-cell>
          <table:table-cell table:formula="of:=[.H40]*[.$D$3]" office:value-type="float" office:value="0.180979175183771" calcext:value-type="float">
            <text:p>0,1810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10^[.A41]" office:value-type="float" office:value="2511.88643150958" calcext:value-type="float">
            <text:p>2511,89</text:p>
          </table:table-cell>
          <table:table-cell table:formula="of:=[.B41]/60*[.$B$1]" office:value-type="float" office:value="8372.95477169861" calcext:value-type="float">
            <text:p>8372,95</text:p>
          </table:table-cell>
          <table:table-cell table:formula="of:=[.C41]*[.$B$2]*0.001" office:value-type="float" office:value="83.7295477169861" calcext:value-type="float">
            <text:p>83,730</text:p>
          </table:table-cell>
          <table:table-cell table:formula="of:=[.$F$4]*[.C41]*(2*PI())" office:value-type="float" office:value="178.870009757334" calcext:value-type="float">
            <text:p>178,870</text:p>
          </table:table-cell>
          <table:table-cell table:formula="of:=SQRT([.E41]^2+[.$F$2]^2)" office:value-type="float" office:value="178.872174444738" calcext:value-type="float">
            <text:p>178,872</text:p>
          </table:table-cell>
          <table:table-cell table:formula="of:=[.$F$1]/[.F41]" office:value-type="float" office:value="0.20126104080611" calcext:value-type="float">
            <text:p>0,20</text:p>
          </table:table-cell>
          <table:table-cell table:formula="of:=MIN([.G41];[.$D$2])" office:value-type="float" office:value="0.20126104080611" calcext:value-type="float">
            <text:p>0,2013</text:p>
          </table:table-cell>
          <table:table-cell table:formula="of:=[.H41]*[.$D$3]" office:value-type="float" office:value="0.143757886290078" calcext:value-type="float">
            <text:p>0,1438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style-name="ce3" table:formula="of:=10^[.A42]" office:value-type="float" office:value="3162.27766016838" calcext:value-type="float">
            <text:p>3162,28</text:p>
          </table:table-cell>
          <table:table-cell table:style-name="ce3" table:formula="of:=[.B42]/60*[.$B$1]" office:value-type="float" office:value="10540.9255338946" calcext:value-type="float">
            <text:p>10540,93</text:p>
          </table:table-cell>
          <table:table-cell table:style-name="ce5" table:formula="of:=[.C42]*[.$B$2]*0.001" office:value-type="float" office:value="105.409255338946" calcext:value-type="float">
            <text:p>105,409</text:p>
          </table:table-cell>
          <table:table-cell table:formula="of:=[.$F$4]*[.C42]*(2*PI())" office:value-type="float" office:value="225.184000691379" calcext:value-type="float">
            <text:p>225,184</text:p>
          </table:table-cell>
          <table:table-cell table:formula="of:=SQRT([.E42]^2+[.$F$2]^2)" office:value-type="float" office:value="225.185720167542" calcext:value-type="float">
            <text:p>225,186</text:p>
          </table:table-cell>
          <table:table-cell table:formula="of:=[.$F$1]/[.F42]" office:value-type="float" office:value="0.159868041247088" calcext:value-type="float">
            <text:p>0,16</text:p>
          </table:table-cell>
          <table:table-cell table:formula="of:=MIN([.G42];[.$D$2])" office:value-type="float" office:value="0.159868041247088" calcext:value-type="float">
            <text:p>0,1599</text:p>
          </table:table-cell>
          <table:table-cell table:formula="of:=[.H42]*[.$D$3]" office:value-type="float" office:value="0.114191458033635" calcext:value-type="float">
            <text:p>0,1142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10^[.A43]" office:value-type="float" office:value="3981.07170553498" calcext:value-type="float">
            <text:p>3981,07</text:p>
          </table:table-cell>
          <table:table-cell table:formula="of:=[.B43]/60*[.$B$1]" office:value-type="float" office:value="13270.2390184499" calcext:value-type="float">
            <text:p>13270,24</text:p>
          </table:table-cell>
          <table:table-cell table:formula="of:=[.C43]*[.$B$2]*0.001" office:value-type="float" office:value="132.702390184499" calcext:value-type="float">
            <text:p>132,702</text:p>
          </table:table-cell>
          <table:table-cell table:formula="of:=[.$F$4]*[.C43]*(2*PI())" office:value-type="float" office:value="283.489860799852" calcext:value-type="float">
            <text:p>283,490</text:p>
          </table:table-cell>
          <table:table-cell table:formula="of:=SQRT([.E43]^2+[.$F$2]^2)" office:value-type="float" office:value="283.491226630242" calcext:value-type="float">
            <text:p>283,491</text:p>
          </table:table-cell>
          <table:table-cell table:formula="of:=[.$F$1]/[.F43]" office:value-type="float" office:value="0.126988056836605" calcext:value-type="float">
            <text:p>0,13</text:p>
          </table:table-cell>
          <table:table-cell table:formula="of:=MIN([.G43];[.$D$2])" office:value-type="float" office:value="0.126988056836605" calcext:value-type="float">
            <text:p>0,1270</text:p>
          </table:table-cell>
          <table:table-cell table:formula="of:=[.H43]*[.$D$3]" office:value-type="float" office:value="0.0907057548832891" calcext:value-type="float">
            <text:p>0,0907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10^[.A44]" office:value-type="float" office:value="5011.87233627272" calcext:value-type="float">
            <text:p>5011,87</text:p>
          </table:table-cell>
          <table:table-cell table:formula="of:=[.B44]/60*[.$B$1]" office:value-type="float" office:value="16706.2411209091" calcext:value-type="float">
            <text:p>16706,24</text:p>
          </table:table-cell>
          <table:table-cell table:formula="of:=[.C44]*[.$B$2]*0.001" office:value-type="float" office:value="167.062411209091" calcext:value-type="float">
            <text:p>167,062</text:p>
          </table:table-cell>
          <table:table-cell table:formula="of:=[.$F$4]*[.C44]*(2*PI())" office:value-type="float" office:value="356.892589746924" calcext:value-type="float">
            <text:p>356,893</text:p>
          </table:table-cell>
          <table:table-cell table:formula="of:=SQRT([.E44]^2+[.$F$2]^2)" office:value-type="float" office:value="356.893674665532" calcext:value-type="float">
            <text:p>356,894</text:p>
          </table:table-cell>
          <table:table-cell table:formula="of:=[.$F$1]/[.F44]" office:value-type="float" office:value="0.100870378366156" calcext:value-type="float">
            <text:p>0,10</text:p>
          </table:table-cell>
          <table:table-cell table:formula="of:=MIN([.G44];[.$D$2])" office:value-type="float" office:value="0.100870378366156" calcext:value-type="float">
            <text:p>0,1009</text:p>
          </table:table-cell>
          <table:table-cell table:formula="of:=[.H44]*[.$D$3]" office:value-type="float" office:value="0.0720502702615401" calcext:value-type="float">
            <text:p>0,0721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10^[.A45]" office:value-type="float" office:value="6309.57344480194" calcext:value-type="float">
            <text:p>6309,57</text:p>
          </table:table-cell>
          <table:table-cell table:formula="of:=[.B45]/60*[.$B$1]" office:value-type="float" office:value="21031.9114826731" calcext:value-type="float">
            <text:p>21031,91</text:p>
          </table:table-cell>
          <table:table-cell table:formula="of:=[.C45]*[.$B$2]*0.001" office:value-type="float" office:value="210.319114826731" calcext:value-type="float">
            <text:p>210,319</text:p>
          </table:table-cell>
          <table:table-cell table:formula="of:=[.$F$4]*[.C45]*(2*PI())" office:value-type="float" office:value="449.301150513433" calcext:value-type="float">
            <text:p>449,301</text:p>
          </table:table-cell>
          <table:table-cell table:formula="of:=SQRT([.E45]^2+[.$F$2]^2)" office:value-type="float" office:value="449.302012295399" calcext:value-type="float">
            <text:p>449,302</text:p>
          </table:table-cell>
          <table:table-cell table:formula="of:=[.$F$1]/[.F45]" office:value-type="float" office:value="0.0801242794709127" calcext:value-type="float">
            <text:p>0,08</text:p>
          </table:table-cell>
          <table:table-cell table:formula="of:=MIN([.G45];[.$D$2])" office:value-type="float" office:value="0.0801242794709127" calcext:value-type="float">
            <text:p>0,0801</text:p>
          </table:table-cell>
          <table:table-cell table:formula="of:=[.H45]*[.$D$3]" office:value-type="float" office:value="0.0572316281935091" calcext:value-type="float">
            <text:p>0,0572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10^[.A46]" office:value-type="float" office:value="7943.28234724282" calcext:value-type="float">
            <text:p>7943,28</text:p>
          </table:table-cell>
          <table:table-cell table:formula="of:=[.B46]/60*[.$B$1]" office:value-type="float" office:value="26477.6078241427" calcext:value-type="float">
            <text:p>26477,61</text:p>
          </table:table-cell>
          <table:table-cell table:formula="of:=[.C46]*[.$B$2]*0.001" office:value-type="float" office:value="264.776078241427" calcext:value-type="float">
            <text:p>264,776</text:p>
          </table:table-cell>
          <table:table-cell table:formula="of:=[.$F$4]*[.C46]*(2*PI())" office:value-type="float" office:value="565.636635929718" calcext:value-type="float">
            <text:p>565,637</text:p>
          </table:table-cell>
          <table:table-cell table:formula="of:=SQRT([.E46]^2+[.$F$2]^2)" office:value-type="float" office:value="565.637320467707" calcext:value-type="float">
            <text:p>565,637</text:p>
          </table:table-cell>
          <table:table-cell table:formula="of:=[.$F$1]/[.F46]" office:value-type="float" office:value="0.0636450225212027" calcext:value-type="float">
            <text:p>0,06</text:p>
          </table:table-cell>
          <table:table-cell table:formula="of:=MIN([.G46];[.$D$2])" office:value-type="float" office:value="0.0636450225212027" calcext:value-type="float">
            <text:p>0,0636</text:p>
          </table:table-cell>
          <table:table-cell table:formula="of:=[.H46]*[.$D$3]" office:value-type="float" office:value="0.0454607303722877" calcext:value-type="float">
            <text:p>0,0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^[.A47]" office:value-type="float" office:value="10000" calcext:value-type="float">
            <text:p>10000,00</text:p>
          </table:table-cell>
          <table:table-cell table:formula="of:=[.B47]/60*[.$B$1]" office:value-type="float" office:value="33333.3333333333" calcext:value-type="float">
            <text:p>33333,33</text:p>
          </table:table-cell>
          <table:table-cell table:formula="of:=[.C47]*[.$B$2]*0.001" office:value-type="float" office:value="333.333333333333" calcext:value-type="float">
            <text:p>333,333</text:p>
          </table:table-cell>
          <table:table-cell table:formula="of:=[.$F$4]*[.C47]*(2*PI())" office:value-type="float" office:value="712.094334813686" calcext:value-type="float">
            <text:p>712,094</text:p>
          </table:table-cell>
          <table:table-cell table:formula="of:=SQRT([.E47]^2+[.$F$2]^2)" office:value-type="float" office:value="712.094878561661" calcext:value-type="float">
            <text:p>712,095</text:p>
          </table:table-cell>
          <table:table-cell table:formula="of:=[.$F$1]/[.F47]" office:value-type="float" office:value="0.0505550609670376" calcext:value-type="float">
            <text:p>0,05</text:p>
          </table:table-cell>
          <table:table-cell table:formula="of:=MIN([.G47];[.$D$2])" office:value-type="float" office:value="0.0505550609670376" calcext:value-type="float">
            <text:p>0,0506</text:p>
          </table:table-cell>
          <table:table-cell table:formula="of:=[.H47]*[.$D$3]" office:value-type="float" office:value="0.0361107578335983" calcext:value-type="float">
            <text:p>0,0361</text:p>
          </table:table-cell>
        </table:table-row>
      </table:table>
      <table:table table:name="power limit" table:style-name="ta1">
        <office:forms form:automatic-focus="false" form:apply-design-mode="false"/>
        <table:shapes>
          <draw:frame draw:z-index="0" draw:style-name="gr1" draw:text-style-name="P1" svg:width="149.61mm" svg:height="95.28mm" svg:x="223.04mm" svg:y="24.38mm">
            <draw:object draw:notify-on-update-of-ranges="'power limit'.B6:'power limit'.B6 'power limit'.B7:'power limit'.B47 'power limit'.I6:'power limit'.I6 'power limit'.I7:'power limit'.I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ce4"/>
        <table:table-column table:style-name="co1" table:default-cell-style-name="ce2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stes p rev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Nm_max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Driver voltage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Pmax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/>
        </table:table-row>
        <table:table-row table:style-name="ro1">
          <table:table-cell office:value-type="string" calcext:value-type="string">
            <text:p>microstepping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I_max</text:p>
          </table:table-cell>
          <table:table-cell table:style-name="Default" office:value-type="float" office:value="4.2" calcext:value-type="float">
            <text:p>4,2</text:p>
          </table:table-cell>
          <table:table-cell table:style-name="Default" office:value-type="string" calcext:value-type="string">
            <text:p>coil res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m/A</text:p>
          </table:table-cell>
          <table:table-cell table:formula="of:=[.D1]/[.D2]" office:value-type="float" office:value="0.714285714285714" calcext:value-type="float">
            <text:p>0,714</text:p>
          </table:table-cell>
          <table:table-cell table:style-name="Default" office:value-type="string" calcext:value-type="string">
            <text:p>DC volt</text:p>
          </table:table-cell>
          <table:table-cell table:style-name="Default" table:formula="of:=[.F2]*[.D2]" office:value-type="float" office:value="3.696" calcext:value-type="float">
            <text:p>3,696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coil ind (H)</text:p>
          </table:table-cell>
          <table:table-cell table:style-name="Default" office:value-type="float" office:value="0.0034" calcext:value-type="float">
            <text:p>0,0034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log_10(rpm)</text:p>
          </table:table-cell>
          <table:table-cell table:style-name="Default" office:value-type="string" calcext:value-type="string">
            <text:p>rpm</text:p>
          </table:table-cell>
          <table:table-cell table:style-name="Default" office:value-type="string" calcext:value-type="string">
            <text:p>steps per s</text:p>
          </table:table-cell>
          <table:table-cell table:style-name="Default" office:value-type="string" calcext:value-type="string">
            <text:p>f in kHz</text:p>
          </table:table-cell>
          <table:table-cell table:style-name="Default" office:value-type="string" calcext:value-type="string">
            <text:p>p_I_max</text:p>
          </table:table-cell>
          <table:table-cell table:style-name="Default" office:value-type="string" calcext:value-type="string">
            <text:p>u_theo</text:p>
          </table:table-cell>
          <table:table-cell table:style-name="Default" office:value-type="string" calcext:value-type="string">
            <text:p>P_lim</text:p>
          </table:table-cell>
          <table:table-cell table:style-name="Default"/>
          <table:table-cell table:style-name="Default" office:value-type="string" calcext:value-type="string">
            <text:p>M_li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7]" office:value-type="float" office:value="1" calcext:value-type="float">
            <text:p>1,00</text:p>
          </table:table-cell>
          <table:table-cell table:formula="of:=[.B7]/60*[.$B$1]" office:value-type="float" office:value="3.33333333333333" calcext:value-type="float">
            <text:p>3,33</text:p>
          </table:table-cell>
          <table:table-cell table:formula="of:=[.C7]*[.$B$2]*0.001" office:value-type="float" office:value="0.0333333333333333" calcext:value-type="float">
            <text:p>0,033</text:p>
          </table:table-cell>
          <table:table-cell table:formula="of:=2*PI()*[.B7]/60*[.$D$1]" office:value-type="float" office:value="0.314159265358979" calcext:value-type="float">
            <text:p>0,314</text:p>
          </table:table-cell>
          <table:table-cell table:formula="of:=[.E7]/[.$D$2]" office:value-type="float" office:value="0.0747998250854713" calcext:value-type="float">
            <text:p>0,075</text:p>
          </table:table-cell>
          <table:table-cell table:formula="of:=MIN([.E7];[.$H$1])" office:value-type="float" office:value="0.314159265358979" calcext:value-type="float">
            <text:p>0,31</text:p>
          </table:table-cell>
          <table:table-cell/>
          <table:table-cell table:formula="of:=[.G7]/([.B7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10^[.A8]" office:value-type="float" office:value="1.25892541179417" calcext:value-type="float">
            <text:p>1,26</text:p>
          </table:table-cell>
          <table:table-cell table:formula="of:=[.B8]/60*[.$B$1]" office:value-type="float" office:value="4.19641803931389" calcext:value-type="float">
            <text:p>4,20</text:p>
          </table:table-cell>
          <table:table-cell table:formula="of:=[.C8]*[.$B$2]*0.001" office:value-type="float" office:value="0.0419641803931389" calcext:value-type="float">
            <text:p>0,042</text:p>
          </table:table-cell>
          <table:table-cell table:formula="of:=2*PI()*[.B8]/60*[.$D$1]" office:value-type="float" office:value="0.395503082511006" calcext:value-type="float">
            <text:p>0,396</text:p>
          </table:table-cell>
          <table:table-cell table:formula="of:=[.E8]/[.$D$2]" office:value-type="float" office:value="0.0941674005978586" calcext:value-type="float">
            <text:p>0,094</text:p>
          </table:table-cell>
          <table:table-cell table:formula="of:=MIN([.E8];[.$H$1])" office:value-type="float" office:value="0.395503082511006" calcext:value-type="float">
            <text:p>0,40</text:p>
          </table:table-cell>
          <table:table-cell/>
          <table:table-cell table:formula="of:=[.G8]/([.B8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10^[.A9]" office:value-type="float" office:value="1.58489319246111" calcext:value-type="float">
            <text:p>1,58</text:p>
          </table:table-cell>
          <table:table-cell table:formula="of:=[.B9]/60*[.$B$1]" office:value-type="float" office:value="5.28297730820371" calcext:value-type="float">
            <text:p>5,28</text:p>
          </table:table-cell>
          <table:table-cell table:formula="of:=[.C9]*[.$B$2]*0.001" office:value-type="float" office:value="0.0528297730820371" calcext:value-type="float">
            <text:p>0,053</text:p>
          </table:table-cell>
          <table:table-cell table:formula="of:=2*PI()*[.B9]/60*[.$D$1]" office:value-type="float" office:value="0.497908881016031" calcext:value-type="float">
            <text:p>0,498</text:p>
          </table:table-cell>
          <table:table-cell table:formula="of:=[.E9]/[.$D$2]" office:value-type="float" office:value="0.118549733575245" calcext:value-type="float">
            <text:p>0,119</text:p>
          </table:table-cell>
          <table:table-cell table:formula="of:=MIN([.E9];[.$H$1])" office:value-type="float" office:value="0.497908881016031" calcext:value-type="float">
            <text:p>0,50</text:p>
          </table:table-cell>
          <table:table-cell/>
          <table:table-cell table:formula="of:=[.G9]/([.B9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10^[.A10]" office:value-type="float" office:value="1.99526231496888" calcext:value-type="float">
            <text:p>2,00</text:p>
          </table:table-cell>
          <table:table-cell table:formula="of:=[.B10]/60*[.$B$1]" office:value-type="float" office:value="6.6508743832296" calcext:value-type="float">
            <text:p>6,65</text:p>
          </table:table-cell>
          <table:table-cell table:formula="of:=[.C10]*[.$B$2]*0.001" office:value-type="float" office:value="0.066508743832296" calcext:value-type="float">
            <text:p>0,067</text:p>
          </table:table-cell>
          <table:table-cell table:formula="of:=2*PI()*[.B10]/60*[.$D$1]" office:value-type="float" office:value="0.62683014306908" calcext:value-type="float">
            <text:p>0,627</text:p>
          </table:table-cell>
          <table:table-cell table:formula="of:=[.E10]/[.$D$2]" office:value-type="float" office:value="0.149245272159305" calcext:value-type="float">
            <text:p>0,149</text:p>
          </table:table-cell>
          <table:table-cell table:formula="of:=MIN([.E10];[.$H$1])" office:value-type="float" office:value="0.62683014306908" calcext:value-type="float">
            <text:p>0,63</text:p>
          </table:table-cell>
          <table:table-cell/>
          <table:table-cell table:formula="of:=[.G10]/([.B10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10^[.A11]" office:value-type="float" office:value="2.51188643150958" calcext:value-type="float">
            <text:p>2,51</text:p>
          </table:table-cell>
          <table:table-cell table:formula="of:=[.B11]/60*[.$B$1]" office:value-type="float" office:value="8.3729547716986" calcext:value-type="float">
            <text:p>8,37</text:p>
          </table:table-cell>
          <table:table-cell table:formula="of:=[.C11]*[.$B$2]*0.001" office:value-type="float" office:value="0.083729547716986" calcext:value-type="float">
            <text:p>0,084</text:p>
          </table:table-cell>
          <table:table-cell table:formula="of:=2*PI()*[.B11]/60*[.$D$1]" office:value-type="float" office:value="0.789132395988238" calcext:value-type="float">
            <text:p>0,789</text:p>
          </table:table-cell>
          <table:table-cell table:formula="of:=[.E11]/[.$D$2]" office:value-type="float" office:value="0.187888665711485" calcext:value-type="float">
            <text:p>0,188</text:p>
          </table:table-cell>
          <table:table-cell table:formula="of:=MIN([.E11];[.$H$1])" office:value-type="float" office:value="0.789132395988238" calcext:value-type="float">
            <text:p>0,79</text:p>
          </table:table-cell>
          <table:table-cell/>
          <table:table-cell table:formula="of:=[.G11]/([.B11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10^[.A12]" office:value-type="float" office:value="3.16227766016838" calcext:value-type="float">
            <text:p>3,16</text:p>
          </table:table-cell>
          <table:table-cell table:formula="of:=[.B12]/60*[.$B$1]" office:value-type="float" office:value="10.5409255338946" calcext:value-type="float">
            <text:p>10,54</text:p>
          </table:table-cell>
          <table:table-cell table:formula="of:=[.C12]*[.$B$2]*0.001" office:value-type="float" office:value="0.105409255338946" calcext:value-type="float">
            <text:p>0,105</text:p>
          </table:table-cell>
          <table:table-cell table:formula="of:=2*PI()*[.B12]/60*[.$D$1]" office:value-type="float" office:value="0.99345882657961" calcext:value-type="float">
            <text:p>0,993</text:p>
          </table:table-cell>
          <table:table-cell table:formula="of:=[.E12]/[.$D$2]" office:value-type="float" office:value="0.236537815852288" calcext:value-type="float">
            <text:p>0,237</text:p>
          </table:table-cell>
          <table:table-cell table:formula="of:=MIN([.E12];[.$H$1])" office:value-type="float" office:value="0.99345882657961" calcext:value-type="float">
            <text:p>0,99</text:p>
          </table:table-cell>
          <table:table-cell/>
          <table:table-cell table:formula="of:=[.G12]/([.B12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10^[.A13]" office:value-type="float" office:value="3.98107170553497" calcext:value-type="float">
            <text:p>3,98</text:p>
          </table:table-cell>
          <table:table-cell table:formula="of:=[.B13]/60*[.$B$1]" office:value-type="float" office:value="13.2702390184499" calcext:value-type="float">
            <text:p>13,27</text:p>
          </table:table-cell>
          <table:table-cell table:formula="of:=[.C13]*[.$B$2]*0.001" office:value-type="float" office:value="0.132702390184499" calcext:value-type="float">
            <text:p>0,133</text:p>
          </table:table-cell>
          <table:table-cell table:formula="of:=2*PI()*[.B13]/60*[.$D$1]" office:value-type="float" office:value="1.25069056235229" calcext:value-type="float">
            <text:p>1,251</text:p>
          </table:table-cell>
          <table:table-cell table:formula="of:=[.E13]/[.$D$2]" office:value-type="float" office:value="0.297783467226735" calcext:value-type="float">
            <text:p>0,298</text:p>
          </table:table-cell>
          <table:table-cell table:formula="of:=MIN([.E13];[.$H$1])" office:value-type="float" office:value="1.25069056235229" calcext:value-type="float">
            <text:p>1,25</text:p>
          </table:table-cell>
          <table:table-cell/>
          <table:table-cell table:formula="of:=[.G13]/([.B13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10^[.A14]" office:value-type="float" office:value="5.01187233627272" calcext:value-type="float">
            <text:p>5,01</text:p>
          </table:table-cell>
          <table:table-cell table:formula="of:=[.B14]/60*[.$B$1]" office:value-type="float" office:value="16.7062411209091" calcext:value-type="float">
            <text:p>16,71</text:p>
          </table:table-cell>
          <table:table-cell table:formula="of:=[.C14]*[.$B$2]*0.001" office:value-type="float" office:value="0.167062411209091" calcext:value-type="float">
            <text:p>0,167</text:p>
          </table:table-cell>
          <table:table-cell table:formula="of:=2*PI()*[.B14]/60*[.$D$1]" office:value-type="float" office:value="1.57452613123643" calcext:value-type="float">
            <text:p>1,575</text:p>
          </table:table-cell>
          <table:table-cell table:formula="of:=[.E14]/[.$D$2]" office:value-type="float" office:value="0.374887174103912" calcext:value-type="float">
            <text:p>0,375</text:p>
          </table:table-cell>
          <table:table-cell table:formula="of:=MIN([.E14];[.$H$1])" office:value-type="float" office:value="1.57452613123643" calcext:value-type="float">
            <text:p>1,57</text:p>
          </table:table-cell>
          <table:table-cell/>
          <table:table-cell table:formula="of:=[.G14]/([.B14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10^[.A15]" office:value-type="float" office:value="6.30957344480193" calcext:value-type="float">
            <text:p>6,31</text:p>
          </table:table-cell>
          <table:table-cell table:formula="of:=[.B15]/60*[.$B$1]" office:value-type="float" office:value="21.0319114826731" calcext:value-type="float">
            <text:p>21,03</text:p>
          </table:table-cell>
          <table:table-cell table:formula="of:=[.C15]*[.$B$2]*0.001" office:value-type="float" office:value="0.210319114826731" calcext:value-type="float">
            <text:p>0,210</text:p>
          </table:table-cell>
          <table:table-cell table:formula="of:=2*PI()*[.B15]/60*[.$D$1]" office:value-type="float" office:value="1.9822109581475" calcext:value-type="float">
            <text:p>1,982</text:p>
          </table:table-cell>
          <table:table-cell table:formula="of:=[.E15]/[.$D$2]" office:value-type="float" office:value="0.471954990035119" calcext:value-type="float">
            <text:p>0,472</text:p>
          </table:table-cell>
          <table:table-cell table:formula="of:=MIN([.E15];[.$H$1])" office:value-type="float" office:value="1.9822109581475" calcext:value-type="float">
            <text:p>1,98</text:p>
          </table:table-cell>
          <table:table-cell/>
          <table:table-cell table:formula="of:=[.G15]/([.B15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10^[.A16]" office:value-type="float" office:value="7.94328234724282" calcext:value-type="float">
            <text:p>7,94</text:p>
          </table:table-cell>
          <table:table-cell table:formula="of:=[.B16]/60*[.$B$1]" office:value-type="float" office:value="26.4776078241427" calcext:value-type="float">
            <text:p>26,48</text:p>
          </table:table-cell>
          <table:table-cell table:formula="of:=[.C16]*[.$B$2]*0.001" office:value-type="float" office:value="0.264776078241427" calcext:value-type="float">
            <text:p>0,265</text:p>
          </table:table-cell>
          <table:table-cell table:formula="of:=2*PI()*[.B16]/60*[.$D$1]" office:value-type="float" office:value="2.49545574674875" calcext:value-type="float">
            <text:p>2,495</text:p>
          </table:table-cell>
          <table:table-cell table:formula="of:=[.E16]/[.$D$2]" office:value-type="float" office:value="0.594156130178274" calcext:value-type="float">
            <text:p>0,594</text:p>
          </table:table-cell>
          <table:table-cell table:formula="of:=MIN([.E16];[.$H$1])" office:value-type="float" office:value="2.49545574674875" calcext:value-type="float">
            <text:p>2,50</text:p>
          </table:table-cell>
          <table:table-cell/>
          <table:table-cell table:formula="of:=[.G16]/([.B16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^[.A17]" office:value-type="float" office:value="10" calcext:value-type="float">
            <text:p>10,00</text:p>
          </table:table-cell>
          <table:table-cell table:formula="of:=[.B17]/60*[.$B$1]" office:value-type="float" office:value="33.3333333333333" calcext:value-type="float">
            <text:p>33,33</text:p>
          </table:table-cell>
          <table:table-cell table:formula="of:=[.C17]*[.$B$2]*0.001" office:value-type="float" office:value="0.333333333333333" calcext:value-type="float">
            <text:p>0,333</text:p>
          </table:table-cell>
          <table:table-cell table:formula="of:=2*PI()*[.B17]/60*[.$D$1]" office:value-type="float" office:value="3.14159265358979" calcext:value-type="float">
            <text:p>3,142</text:p>
          </table:table-cell>
          <table:table-cell table:formula="of:=[.E17]/[.$D$2]" office:value-type="float" office:value="0.747998250854713" calcext:value-type="float">
            <text:p>0,748</text:p>
          </table:table-cell>
          <table:table-cell table:formula="of:=MIN([.E17];[.$H$1])" office:value-type="float" office:value="3.14159265358979" calcext:value-type="float">
            <text:p>3,14</text:p>
          </table:table-cell>
          <table:table-cell/>
          <table:table-cell table:formula="of:=[.G17]/([.B17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10^[.A18]" office:value-type="float" office:value="12.5892541179417" calcext:value-type="float">
            <text:p>12,59</text:p>
          </table:table-cell>
          <table:table-cell table:formula="of:=[.B18]/60*[.$B$1]" office:value-type="float" office:value="41.9641803931389" calcext:value-type="float">
            <text:p>41,96</text:p>
          </table:table-cell>
          <table:table-cell table:formula="of:=[.C18]*[.$B$2]*0.001" office:value-type="float" office:value="0.419641803931389" calcext:value-type="float">
            <text:p>0,420</text:p>
          </table:table-cell>
          <table:table-cell table:formula="of:=2*PI()*[.B18]/60*[.$D$1]" office:value-type="float" office:value="3.95503082511006" calcext:value-type="float">
            <text:p>3,955</text:p>
          </table:table-cell>
          <table:table-cell table:formula="of:=[.E18]/[.$D$2]" office:value-type="float" office:value="0.941674005978586" calcext:value-type="float">
            <text:p>0,942</text:p>
          </table:table-cell>
          <table:table-cell table:formula="of:=MIN([.E18];[.$H$1])" office:value-type="float" office:value="3.95503082511006" calcext:value-type="float">
            <text:p>3,96</text:p>
          </table:table-cell>
          <table:table-cell/>
          <table:table-cell table:formula="of:=[.G18]/([.B18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10^[.A19]" office:value-type="float" office:value="15.8489319246111" calcext:value-type="float">
            <text:p>15,85</text:p>
          </table:table-cell>
          <table:table-cell table:formula="of:=[.B19]/60*[.$B$1]" office:value-type="float" office:value="52.8297730820371" calcext:value-type="float">
            <text:p>52,83</text:p>
          </table:table-cell>
          <table:table-cell table:formula="of:=[.C19]*[.$B$2]*0.001" office:value-type="float" office:value="0.528297730820371" calcext:value-type="float">
            <text:p>0,528</text:p>
          </table:table-cell>
          <table:table-cell table:formula="of:=2*PI()*[.B19]/60*[.$D$1]" office:value-type="float" office:value="4.97908881016031" calcext:value-type="float">
            <text:p>4,979</text:p>
          </table:table-cell>
          <table:table-cell table:formula="of:=[.E19]/[.$D$2]" office:value-type="float" office:value="1.18549733575245" calcext:value-type="float">
            <text:p>1,185</text:p>
          </table:table-cell>
          <table:table-cell table:formula="of:=MIN([.E19];[.$H$1])" office:value-type="float" office:value="4.97908881016031" calcext:value-type="float">
            <text:p>4,98</text:p>
          </table:table-cell>
          <table:table-cell/>
          <table:table-cell table:formula="of:=[.G19]/([.B19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10^[.A20]" office:value-type="float" office:value="19.9526231496888" calcext:value-type="float">
            <text:p>19,95</text:p>
          </table:table-cell>
          <table:table-cell table:formula="of:=[.B20]/60*[.$B$1]" office:value-type="float" office:value="66.508743832296" calcext:value-type="float">
            <text:p>66,51</text:p>
          </table:table-cell>
          <table:table-cell table:formula="of:=[.C20]*[.$B$2]*0.001" office:value-type="float" office:value="0.66508743832296" calcext:value-type="float">
            <text:p>0,665</text:p>
          </table:table-cell>
          <table:table-cell table:formula="of:=2*PI()*[.B20]/60*[.$D$1]" office:value-type="float" office:value="6.2683014306908" calcext:value-type="float">
            <text:p>6,268</text:p>
          </table:table-cell>
          <table:table-cell table:formula="of:=[.E20]/[.$D$2]" office:value-type="float" office:value="1.49245272159305" calcext:value-type="float">
            <text:p>1,492</text:p>
          </table:table-cell>
          <table:table-cell table:formula="of:=MIN([.E20];[.$H$1])" office:value-type="float" office:value="6.2683014306908" calcext:value-type="float">
            <text:p>6,27</text:p>
          </table:table-cell>
          <table:table-cell/>
          <table:table-cell table:formula="of:=[.G20]/([.B20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10^[.A21]" office:value-type="float" office:value="25.1188643150958" calcext:value-type="float">
            <text:p>25,12</text:p>
          </table:table-cell>
          <table:table-cell table:formula="of:=[.B21]/60*[.$B$1]" office:value-type="float" office:value="83.729547716986" calcext:value-type="float">
            <text:p>83,73</text:p>
          </table:table-cell>
          <table:table-cell table:formula="of:=[.C21]*[.$B$2]*0.001" office:value-type="float" office:value="0.83729547716986" calcext:value-type="float">
            <text:p>0,837</text:p>
          </table:table-cell>
          <table:table-cell table:formula="of:=2*PI()*[.B21]/60*[.$D$1]" office:value-type="float" office:value="7.89132395988238" calcext:value-type="float">
            <text:p>7,891</text:p>
          </table:table-cell>
          <table:table-cell table:formula="of:=[.E21]/[.$D$2]" office:value-type="float" office:value="1.87888665711485" calcext:value-type="float">
            <text:p>1,879</text:p>
          </table:table-cell>
          <table:table-cell table:formula="of:=MIN([.E21];[.$H$1])" office:value-type="float" office:value="7.89132395988238" calcext:value-type="float">
            <text:p>7,89</text:p>
          </table:table-cell>
          <table:table-cell/>
          <table:table-cell table:formula="of:=[.G21]/([.B21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0^[.A22]" office:value-type="float" office:value="31.6227766016838" calcext:value-type="float">
            <text:p>31,62</text:p>
          </table:table-cell>
          <table:table-cell table:formula="of:=[.B22]/60*[.$B$1]" office:value-type="float" office:value="105.409255338946" calcext:value-type="float">
            <text:p>105,41</text:p>
          </table:table-cell>
          <table:table-cell table:formula="of:=[.C22]*[.$B$2]*0.001" office:value-type="float" office:value="1.05409255338946" calcext:value-type="float">
            <text:p>1,054</text:p>
          </table:table-cell>
          <table:table-cell table:formula="of:=2*PI()*[.B22]/60*[.$D$1]" office:value-type="float" office:value="9.9345882657961" calcext:value-type="float">
            <text:p>9,935</text:p>
          </table:table-cell>
          <table:table-cell table:formula="of:=[.E22]/[.$D$2]" office:value-type="float" office:value="2.36537815852288" calcext:value-type="float">
            <text:p>2,365</text:p>
          </table:table-cell>
          <table:table-cell table:formula="of:=MIN([.E22];[.$H$1])" office:value-type="float" office:value="9.9345882657961" calcext:value-type="float">
            <text:p>9,93</text:p>
          </table:table-cell>
          <table:table-cell/>
          <table:table-cell table:formula="of:=[.G22]/([.B22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[.A23]" office:value-type="float" office:value="39.8107170553497" calcext:value-type="float">
            <text:p>39,81</text:p>
          </table:table-cell>
          <table:table-cell table:formula="of:=[.B23]/60*[.$B$1]" office:value-type="float" office:value="132.702390184499" calcext:value-type="float">
            <text:p>132,70</text:p>
          </table:table-cell>
          <table:table-cell table:formula="of:=[.C23]*[.$B$2]*0.001" office:value-type="float" office:value="1.32702390184499" calcext:value-type="float">
            <text:p>1,327</text:p>
          </table:table-cell>
          <table:table-cell table:formula="of:=2*PI()*[.B23]/60*[.$D$1]" office:value-type="float" office:value="12.5069056235229" calcext:value-type="float">
            <text:p>12,507</text:p>
          </table:table-cell>
          <table:table-cell table:formula="of:=[.E23]/[.$D$2]" office:value-type="float" office:value="2.97783467226735" calcext:value-type="float">
            <text:p>2,978</text:p>
          </table:table-cell>
          <table:table-cell table:formula="of:=MIN([.E23];[.$H$1])" office:value-type="float" office:value="12.5069056235229" calcext:value-type="float">
            <text:p>12,51</text:p>
          </table:table-cell>
          <table:table-cell/>
          <table:table-cell table:formula="of:=[.G23]/([.B23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10^[.A24]" office:value-type="float" office:value="50.1187233627273" calcext:value-type="float">
            <text:p>50,12</text:p>
          </table:table-cell>
          <table:table-cell table:formula="of:=[.B24]/60*[.$B$1]" office:value-type="float" office:value="167.062411209091" calcext:value-type="float">
            <text:p>167,06</text:p>
          </table:table-cell>
          <table:table-cell table:formula="of:=[.C24]*[.$B$2]*0.001" office:value-type="float" office:value="1.67062411209091" calcext:value-type="float">
            <text:p>1,671</text:p>
          </table:table-cell>
          <table:table-cell table:formula="of:=2*PI()*[.B24]/60*[.$D$1]" office:value-type="float" office:value="15.7452613123643" calcext:value-type="float">
            <text:p>15,745</text:p>
          </table:table-cell>
          <table:table-cell table:formula="of:=[.E24]/[.$D$2]" office:value-type="float" office:value="3.74887174103912" calcext:value-type="float">
            <text:p>3,749</text:p>
          </table:table-cell>
          <table:table-cell table:formula="of:=MIN([.E24];[.$H$1])" office:value-type="float" office:value="15.7452613123643" calcext:value-type="float">
            <text:p>15,75</text:p>
          </table:table-cell>
          <table:table-cell/>
          <table:table-cell table:formula="of:=[.G24]/([.B24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10^[.A25]" office:value-type="float" office:value="63.0957344480193" calcext:value-type="float">
            <text:p>63,10</text:p>
          </table:table-cell>
          <table:table-cell table:formula="of:=[.B25]/60*[.$B$1]" office:value-type="float" office:value="210.319114826731" calcext:value-type="float">
            <text:p>210,32</text:p>
          </table:table-cell>
          <table:table-cell table:formula="of:=[.C25]*[.$B$2]*0.001" office:value-type="float" office:value="2.10319114826731" calcext:value-type="float">
            <text:p>2,103</text:p>
          </table:table-cell>
          <table:table-cell table:formula="of:=2*PI()*[.B25]/60*[.$D$1]" office:value-type="float" office:value="19.822109581475" calcext:value-type="float">
            <text:p>19,822</text:p>
          </table:table-cell>
          <table:table-cell table:formula="of:=[.E25]/[.$D$2]" office:value-type="float" office:value="4.71954990035119" calcext:value-type="float">
            <text:p>4,720</text:p>
          </table:table-cell>
          <table:table-cell table:formula="of:=MIN([.E25];[.$H$1])" office:value-type="float" office:value="19.822109581475" calcext:value-type="float">
            <text:p>19,82</text:p>
          </table:table-cell>
          <table:table-cell/>
          <table:table-cell table:formula="of:=[.G25]/([.B25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10^[.A26]" office:value-type="float" office:value="79.4328234724282" calcext:value-type="float">
            <text:p>79,43</text:p>
          </table:table-cell>
          <table:table-cell table:formula="of:=[.B26]/60*[.$B$1]" office:value-type="float" office:value="264.776078241427" calcext:value-type="float">
            <text:p>264,78</text:p>
          </table:table-cell>
          <table:table-cell table:formula="of:=[.C26]*[.$B$2]*0.001" office:value-type="float" office:value="2.64776078241427" calcext:value-type="float">
            <text:p>2,648</text:p>
          </table:table-cell>
          <table:table-cell table:formula="of:=2*PI()*[.B26]/60*[.$D$1]" office:value-type="float" office:value="24.9545574674875" calcext:value-type="float">
            <text:p>24,955</text:p>
          </table:table-cell>
          <table:table-cell table:formula="of:=[.E26]/[.$D$2]" office:value-type="float" office:value="5.94156130178274" calcext:value-type="float">
            <text:p>5,942</text:p>
          </table:table-cell>
          <table:table-cell table:formula="of:=MIN([.E26];[.$H$1])" office:value-type="float" office:value="24.9545574674875" calcext:value-type="float">
            <text:p>24,95</text:p>
          </table:table-cell>
          <table:table-cell/>
          <table:table-cell table:formula="of:=[.G26]/([.B26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,00</text:p>
          </table:table-cell>
          <table:table-cell table:formula="of:=[.B27]/60*[.$B$1]" office:value-type="float" office:value="333.333333333333" calcext:value-type="float">
            <text:p>333,33</text:p>
          </table:table-cell>
          <table:table-cell table:formula="of:=[.C27]*[.$B$2]*0.001" office:value-type="float" office:value="3.33333333333333" calcext:value-type="float">
            <text:p>3,333</text:p>
          </table:table-cell>
          <table:table-cell table:formula="of:=2*PI()*[.B27]/60*[.$D$1]" office:value-type="float" office:value="31.4159265358979" calcext:value-type="float">
            <text:p>31,416</text:p>
          </table:table-cell>
          <table:table-cell table:formula="of:=[.E27]/[.$D$2]" office:value-type="float" office:value="7.47998250854713" calcext:value-type="float">
            <text:p>7,480</text:p>
          </table:table-cell>
          <table:table-cell table:formula="of:=MIN([.E27];[.$H$1])" office:value-type="float" office:value="31.4159265358979" calcext:value-type="float">
            <text:p>31,42</text:p>
          </table:table-cell>
          <table:table-cell/>
          <table:table-cell table:formula="of:=[.G27]/([.B27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10^[.A28]" office:value-type="float" office:value="125.892541179417" calcext:value-type="float">
            <text:p>125,89</text:p>
          </table:table-cell>
          <table:table-cell table:formula="of:=[.B28]/60*[.$B$1]" office:value-type="float" office:value="419.641803931389" calcext:value-type="float">
            <text:p>419,64</text:p>
          </table:table-cell>
          <table:table-cell table:formula="of:=[.C28]*[.$B$2]*0.001" office:value-type="float" office:value="4.19641803931389" calcext:value-type="float">
            <text:p>4,196</text:p>
          </table:table-cell>
          <table:table-cell table:formula="of:=2*PI()*[.B28]/60*[.$D$1]" office:value-type="float" office:value="39.5503082511006" calcext:value-type="float">
            <text:p>39,550</text:p>
          </table:table-cell>
          <table:table-cell table:formula="of:=[.E28]/[.$D$2]" office:value-type="float" office:value="9.41674005978586" calcext:value-type="float">
            <text:p>9,417</text:p>
          </table:table-cell>
          <table:table-cell table:formula="of:=MIN([.E28];[.$H$1])" office:value-type="float" office:value="39.5503082511006" calcext:value-type="float">
            <text:p>39,55</text:p>
          </table:table-cell>
          <table:table-cell/>
          <table:table-cell table:formula="of:=[.G28]/([.B28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[.A29]" office:value-type="float" office:value="158.489319246111" calcext:value-type="float">
            <text:p>158,49</text:p>
          </table:table-cell>
          <table:table-cell table:formula="of:=[.B29]/60*[.$B$1]" office:value-type="float" office:value="528.297730820371" calcext:value-type="float">
            <text:p>528,30</text:p>
          </table:table-cell>
          <table:table-cell table:formula="of:=[.C29]*[.$B$2]*0.001" office:value-type="float" office:value="5.28297730820371" calcext:value-type="float">
            <text:p>5,283</text:p>
          </table:table-cell>
          <table:table-cell table:formula="of:=2*PI()*[.B29]/60*[.$D$1]" office:value-type="float" office:value="49.7908881016031" calcext:value-type="float">
            <text:p>49,791</text:p>
          </table:table-cell>
          <table:table-cell table:formula="of:=[.E29]/[.$D$2]" office:value-type="float" office:value="11.8549733575246" calcext:value-type="float">
            <text:p>11,855</text:p>
          </table:table-cell>
          <table:table-cell table:formula="of:=MIN([.E29];[.$H$1])" office:value-type="float" office:value="49.7908881016031" calcext:value-type="float">
            <text:p>49,79</text:p>
          </table:table-cell>
          <table:table-cell/>
          <table:table-cell table:formula="of:=[.G29]/([.B29]/60)/(2*PI())" office:value-type="float" office:value="3" calcext:value-type="float">
            <text:p>3,0000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10^[.A30]" office:value-type="float" office:value="199.526231496888" calcext:value-type="float">
            <text:p>199,53</text:p>
          </table:table-cell>
          <table:table-cell table:formula="of:=[.B30]/60*[.$B$1]" office:value-type="float" office:value="665.08743832296" calcext:value-type="float">
            <text:p>665,09</text:p>
          </table:table-cell>
          <table:table-cell table:formula="of:=[.C30]*[.$B$2]*0.001" office:value-type="float" office:value="6.6508743832296" calcext:value-type="float">
            <text:p>6,651</text:p>
          </table:table-cell>
          <table:table-cell table:formula="of:=2*PI()*[.B30]/60*[.$D$1]" office:value-type="float" office:value="62.683014306908" calcext:value-type="float">
            <text:p>62,683</text:p>
          </table:table-cell>
          <table:table-cell table:formula="of:=[.E30]/[.$D$2]" office:value-type="float" office:value="14.9245272159305" calcext:value-type="float">
            <text:p>14,925</text:p>
          </table:table-cell>
          <table:table-cell table:formula="of:=MIN([.E30];[.$H$1])" office:value-type="float" office:value="60" calcext:value-type="float">
            <text:p>60,00</text:p>
          </table:table-cell>
          <table:table-cell/>
          <table:table-cell table:formula="of:=[.G30]/([.B30]/60)/(2*PI())" office:value-type="float" office:value="2.87159132326799" calcext:value-type="float">
            <text:p>2,8716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10^[.A31]" office:value-type="float" office:value="251.188643150958" calcext:value-type="float">
            <text:p>251,19</text:p>
          </table:table-cell>
          <table:table-cell table:formula="of:=[.B31]/60*[.$B$1]" office:value-type="float" office:value="837.295477169861" calcext:value-type="float">
            <text:p>837,30</text:p>
          </table:table-cell>
          <table:table-cell table:formula="of:=[.C31]*[.$B$2]*0.001" office:value-type="float" office:value="8.37295477169861" calcext:value-type="float">
            <text:p>8,373</text:p>
          </table:table-cell>
          <table:table-cell table:formula="of:=2*PI()*[.B31]/60*[.$D$1]" office:value-type="float" office:value="78.9132395988239" calcext:value-type="float">
            <text:p>78,913</text:p>
          </table:table-cell>
          <table:table-cell table:formula="of:=[.E31]/[.$D$2]" office:value-type="float" office:value="18.7888665711485" calcext:value-type="float">
            <text:p>18,789</text:p>
          </table:table-cell>
          <table:table-cell table:formula="of:=MIN([.E31];[.$H$1])" office:value-type="float" office:value="60" calcext:value-type="float">
            <text:p>60,00</text:p>
          </table:table-cell>
          <table:table-cell/>
          <table:table-cell table:formula="of:=[.G31]/([.B31]/60)/(2*PI())" office:value-type="float" office:value="2.28098606666102" calcext:value-type="float">
            <text:p>2,2810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10^[.A32]" office:value-type="float" office:value="316.227766016838" calcext:value-type="float">
            <text:p>316,23</text:p>
          </table:table-cell>
          <table:table-cell table:formula="of:=[.B32]/60*[.$B$1]" office:value-type="float" office:value="1054.09255338946" calcext:value-type="float">
            <text:p>1054,09</text:p>
          </table:table-cell>
          <table:table-cell table:formula="of:=[.C32]*[.$B$2]*0.001" office:value-type="float" office:value="10.5409255338946" calcext:value-type="float">
            <text:p>10,541</text:p>
          </table:table-cell>
          <table:table-cell table:formula="of:=2*PI()*[.B32]/60*[.$D$1]" office:value-type="float" office:value="99.345882657961" calcext:value-type="float">
            <text:p>99,346</text:p>
          </table:table-cell>
          <table:table-cell table:formula="of:=[.E32]/[.$D$2]" office:value-type="float" office:value="23.6537815852288" calcext:value-type="float">
            <text:p>23,654</text:p>
          </table:table-cell>
          <table:table-cell table:formula="of:=MIN([.E32];[.$H$1])" office:value-type="float" office:value="60" calcext:value-type="float">
            <text:p>60,00</text:p>
          </table:table-cell>
          <table:table-cell/>
          <table:table-cell table:formula="of:=[.G32]/([.B32]/60)/(2*PI())" office:value-type="float" office:value="1.81185163576153" calcext:value-type="float">
            <text:p>1,811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10^[.A33]" office:value-type="float" office:value="398.107170553497" calcext:value-type="float">
            <text:p>398,11</text:p>
          </table:table-cell>
          <table:table-cell table:formula="of:=[.B33]/60*[.$B$1]" office:value-type="float" office:value="1327.02390184499" calcext:value-type="float">
            <text:p>1327,02</text:p>
          </table:table-cell>
          <table:table-cell table:formula="of:=[.C33]*[.$B$2]*0.001" office:value-type="float" office:value="13.2702390184499" calcext:value-type="float">
            <text:p>13,270</text:p>
          </table:table-cell>
          <table:table-cell table:formula="of:=2*PI()*[.B33]/60*[.$D$1]" office:value-type="float" office:value="125.069056235229" calcext:value-type="float">
            <text:p>125,069</text:p>
          </table:table-cell>
          <table:table-cell table:formula="of:=[.E33]/[.$D$2]" office:value-type="float" office:value="29.7783467226735" calcext:value-type="float">
            <text:p>29,778</text:p>
          </table:table-cell>
          <table:table-cell table:formula="of:=MIN([.E33];[.$H$1])" office:value-type="float" office:value="60" calcext:value-type="float">
            <text:p>60,00</text:p>
          </table:table-cell>
          <table:table-cell/>
          <table:table-cell table:formula="of:=[.G33]/([.B33]/60)/(2*PI())" office:value-type="float" office:value="1.43920491141676" calcext:value-type="float">
            <text:p>1,4392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10^[.A34]" office:value-type="float" office:value="501.187233627272" calcext:value-type="float">
            <text:p>501,19</text:p>
          </table:table-cell>
          <table:table-cell table:formula="of:=[.B34]/60*[.$B$1]" office:value-type="float" office:value="1670.62411209091" calcext:value-type="float">
            <text:p>1670,62</text:p>
          </table:table-cell>
          <table:table-cell table:formula="of:=[.C34]*[.$B$2]*0.001" office:value-type="float" office:value="16.7062411209091" calcext:value-type="float">
            <text:p>16,706</text:p>
          </table:table-cell>
          <table:table-cell table:formula="of:=2*PI()*[.B34]/60*[.$D$1]" office:value-type="float" office:value="157.452613123643" calcext:value-type="float">
            <text:p>157,453</text:p>
          </table:table-cell>
          <table:table-cell table:formula="of:=[.E34]/[.$D$2]" office:value-type="float" office:value="37.4887174103912" calcext:value-type="float">
            <text:p>37,489</text:p>
          </table:table-cell>
          <table:table-cell table:formula="of:=MIN([.E34];[.$H$1])" office:value-type="float" office:value="60" calcext:value-type="float">
            <text:p>60,00</text:p>
          </table:table-cell>
          <table:table-cell/>
          <table:table-cell table:formula="of:=[.G34]/([.B34]/60)/(2*PI())" office:value-type="float" office:value="1.14320109669219" calcext:value-type="float">
            <text:p>1,1432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10^[.A35]" office:value-type="float" office:value="630.957344480194" calcext:value-type="float">
            <text:p>630,96</text:p>
          </table:table-cell>
          <table:table-cell table:formula="of:=[.B35]/60*[.$B$1]" office:value-type="float" office:value="2103.19114826731" calcext:value-type="float">
            <text:p>2103,19</text:p>
          </table:table-cell>
          <table:table-cell table:formula="of:=[.C35]*[.$B$2]*0.001" office:value-type="float" office:value="21.0319114826731" calcext:value-type="float">
            <text:p>21,032</text:p>
          </table:table-cell>
          <table:table-cell table:formula="of:=2*PI()*[.B35]/60*[.$D$1]" office:value-type="float" office:value="198.22109581475" calcext:value-type="float">
            <text:p>198,221</text:p>
          </table:table-cell>
          <table:table-cell table:formula="of:=[.E35]/[.$D$2]" office:value-type="float" office:value="47.1954990035119" calcext:value-type="float">
            <text:p>47,195</text:p>
          </table:table-cell>
          <table:table-cell table:formula="of:=MIN([.E35];[.$H$1])" office:value-type="float" office:value="60" calcext:value-type="float">
            <text:p>60,00</text:p>
          </table:table-cell>
          <table:table-cell/>
          <table:table-cell table:formula="of:=[.G35]/([.B35]/60)/(2*PI())" office:value-type="float" office:value="0.90807690907037" calcext:value-type="float">
            <text:p>0,9081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10^[.A36]" office:value-type="float" office:value="794.328234724282" calcext:value-type="float">
            <text:p>794,33</text:p>
          </table:table-cell>
          <table:table-cell table:formula="of:=[.B36]/60*[.$B$1]" office:value-type="float" office:value="2647.76078241427" calcext:value-type="float">
            <text:p>2647,76</text:p>
          </table:table-cell>
          <table:table-cell table:formula="of:=[.C36]*[.$B$2]*0.001" office:value-type="float" office:value="26.4776078241427" calcext:value-type="float">
            <text:p>26,478</text:p>
          </table:table-cell>
          <table:table-cell table:formula="of:=2*PI()*[.B36]/60*[.$D$1]" office:value-type="float" office:value="249.545574674875" calcext:value-type="float">
            <text:p>249,546</text:p>
          </table:table-cell>
          <table:table-cell table:formula="of:=[.E36]/[.$D$2]" office:value-type="float" office:value="59.4156130178275" calcext:value-type="float">
            <text:p>59,416</text:p>
          </table:table-cell>
          <table:table-cell table:formula="of:=MIN([.E36];[.$H$1])" office:value-type="float" office:value="60" calcext:value-type="float">
            <text:p>60,00</text:p>
          </table:table-cell>
          <table:table-cell/>
          <table:table-cell table:formula="of:=[.G36]/([.B36]/60)/(2*PI())" office:value-type="float" office:value="0.721311128175749" calcext:value-type="float">
            <text:p>0,72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^[.A37]" office:value-type="float" office:value="1000" calcext:value-type="float">
            <text:p>1000,00</text:p>
          </table:table-cell>
          <table:table-cell table:formula="of:=[.B37]/60*[.$B$1]" office:value-type="float" office:value="3333.33333333333" calcext:value-type="float">
            <text:p>3333,33</text:p>
          </table:table-cell>
          <table:table-cell table:formula="of:=[.C37]*[.$B$2]*0.001" office:value-type="float" office:value="33.3333333333333" calcext:value-type="float">
            <text:p>33,333</text:p>
          </table:table-cell>
          <table:table-cell table:formula="of:=2*PI()*[.B37]/60*[.$D$1]" office:value-type="float" office:value="314.159265358979" calcext:value-type="float">
            <text:p>314,159</text:p>
          </table:table-cell>
          <table:table-cell table:formula="of:=[.E37]/[.$D$2]" office:value-type="float" office:value="74.7998250854713" calcext:value-type="float">
            <text:p>74,800</text:p>
          </table:table-cell>
          <table:table-cell table:formula="of:=MIN([.E37];[.$H$1])" office:value-type="float" office:value="60" calcext:value-type="float">
            <text:p>60,00</text:p>
          </table:table-cell>
          <table:table-cell/>
          <table:table-cell table:formula="of:=[.G37]/([.B37]/60)/(2*PI())" office:value-type="float" office:value="0.572957795130823" calcext:value-type="float">
            <text:p>0,5730</text:p>
          </table:table-cell>
        </table:table-row>
        <table:table-row table:style-name="ro1">
          <table:table-cell table:style-name="ce1" office:value-type="float" office:value="3.1" calcext:value-type="float">
            <text:p>3,1</text:p>
          </table:table-cell>
          <table:table-cell table:style-name="ce3" table:formula="of:=10^[.A38]" office:value-type="float" office:value="1258.92541179417" calcext:value-type="float">
            <text:p>1258,93</text:p>
          </table:table-cell>
          <table:table-cell table:style-name="ce3" table:formula="of:=[.B38]/60*[.$B$1]" office:value-type="float" office:value="4196.41803931389" calcext:value-type="float">
            <text:p>4196,42</text:p>
          </table:table-cell>
          <table:table-cell table:style-name="ce5" table:formula="of:=[.C38]*[.$B$2]*0.001" office:value-type="float" office:value="41.9641803931389" calcext:value-type="float">
            <text:p>41,964</text:p>
          </table:table-cell>
          <table:table-cell table:formula="of:=2*PI()*[.B38]/60*[.$D$1]" office:value-type="float" office:value="395.503082511006" calcext:value-type="float">
            <text:p>395,503</text:p>
          </table:table-cell>
          <table:table-cell table:formula="of:=[.E38]/[.$D$2]" office:value-type="float" office:value="94.1674005978586" calcext:value-type="float">
            <text:p>94,167</text:p>
          </table:table-cell>
          <table:table-cell table:formula="of:=MIN([.E38];[.$H$1])" office:value-type="float" office:value="60" calcext:value-type="float">
            <text:p>60,00</text:p>
          </table:table-cell>
          <table:table-cell/>
          <table:table-cell table:formula="of:=[.G38]/([.B38]/60)/(2*PI())" office:value-type="float" office:value="0.455116553977783" calcext:value-type="float">
            <text:p>0,4551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[.A39]" office:value-type="float" office:value="1584.89319246111" calcext:value-type="float">
            <text:p>1584,89</text:p>
          </table:table-cell>
          <table:table-cell table:formula="of:=[.B39]/60*[.$B$1]" office:value-type="float" office:value="5282.97730820371" calcext:value-type="float">
            <text:p>5282,98</text:p>
          </table:table-cell>
          <table:table-cell table:formula="of:=[.C39]*[.$B$2]*0.001" office:value-type="float" office:value="52.8297730820371" calcext:value-type="float">
            <text:p>52,830</text:p>
          </table:table-cell>
          <table:table-cell table:formula="of:=2*PI()*[.B39]/60*[.$D$1]" office:value-type="float" office:value="497.908881016031" calcext:value-type="float">
            <text:p>497,909</text:p>
          </table:table-cell>
          <table:table-cell table:formula="of:=[.E39]/[.$D$2]" office:value-type="float" office:value="118.549733575245" calcext:value-type="float">
            <text:p>118,550</text:p>
          </table:table-cell>
          <table:table-cell table:formula="of:=MIN([.E39];[.$H$1])" office:value-type="float" office:value="60" calcext:value-type="float">
            <text:p>60,00</text:p>
          </table:table-cell>
          <table:table-cell/>
          <table:table-cell table:formula="of:=[.G39]/([.B39]/60)/(2*PI())" office:value-type="float" office:value="0.361511928914971" calcext:value-type="float">
            <text:p>0,3615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10^[.A40]" office:value-type="float" office:value="1995.26231496888" calcext:value-type="float">
            <text:p>1995,26</text:p>
          </table:table-cell>
          <table:table-cell table:formula="of:=[.B40]/60*[.$B$1]" office:value-type="float" office:value="6650.8743832296" calcext:value-type="float">
            <text:p>6650,87</text:p>
          </table:table-cell>
          <table:table-cell table:formula="of:=[.C40]*[.$B$2]*0.001" office:value-type="float" office:value="66.508743832296" calcext:value-type="float">
            <text:p>66,509</text:p>
          </table:table-cell>
          <table:table-cell table:formula="of:=2*PI()*[.B40]/60*[.$D$1]" office:value-type="float" office:value="626.83014306908" calcext:value-type="float">
            <text:p>626,830</text:p>
          </table:table-cell>
          <table:table-cell table:formula="of:=[.E40]/[.$D$2]" office:value-type="float" office:value="149.245272159305" calcext:value-type="float">
            <text:p>149,245</text:p>
          </table:table-cell>
          <table:table-cell table:formula="of:=MIN([.E40];[.$H$1])" office:value-type="float" office:value="60" calcext:value-type="float">
            <text:p>60,00</text:p>
          </table:table-cell>
          <table:table-cell/>
          <table:table-cell table:formula="of:=[.G40]/([.B40]/60)/(2*PI())" office:value-type="float" office:value="0.287159132326798" calcext:value-type="float">
            <text:p>0,2872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10^[.A41]" office:value-type="float" office:value="2511.88643150958" calcext:value-type="float">
            <text:p>2511,89</text:p>
          </table:table-cell>
          <table:table-cell table:formula="of:=[.B41]/60*[.$B$1]" office:value-type="float" office:value="8372.95477169861" calcext:value-type="float">
            <text:p>8372,95</text:p>
          </table:table-cell>
          <table:table-cell table:formula="of:=[.C41]*[.$B$2]*0.001" office:value-type="float" office:value="83.7295477169861" calcext:value-type="float">
            <text:p>83,730</text:p>
          </table:table-cell>
          <table:table-cell table:formula="of:=2*PI()*[.B41]/60*[.$D$1]" office:value-type="float" office:value="789.132395988238" calcext:value-type="float">
            <text:p>789,132</text:p>
          </table:table-cell>
          <table:table-cell table:formula="of:=[.E41]/[.$D$2]" office:value-type="float" office:value="187.888665711485" calcext:value-type="float">
            <text:p>187,889</text:p>
          </table:table-cell>
          <table:table-cell table:formula="of:=MIN([.E41];[.$H$1])" office:value-type="float" office:value="60" calcext:value-type="float">
            <text:p>60,00</text:p>
          </table:table-cell>
          <table:table-cell/>
          <table:table-cell table:formula="of:=[.G41]/([.B41]/60)/(2*PI())" office:value-type="float" office:value="0.228098606666102" calcext:value-type="float">
            <text:p>0,228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style-name="ce3" table:formula="of:=10^[.A42]" office:value-type="float" office:value="3162.27766016838" calcext:value-type="float">
            <text:p>3162,28</text:p>
          </table:table-cell>
          <table:table-cell table:style-name="ce3" table:formula="of:=[.B42]/60*[.$B$1]" office:value-type="float" office:value="10540.9255338946" calcext:value-type="float">
            <text:p>10540,93</text:p>
          </table:table-cell>
          <table:table-cell table:style-name="ce5" table:formula="of:=[.C42]*[.$B$2]*0.001" office:value-type="float" office:value="105.409255338946" calcext:value-type="float">
            <text:p>105,409</text:p>
          </table:table-cell>
          <table:table-cell table:formula="of:=2*PI()*[.B42]/60*[.$D$1]" office:value-type="float" office:value="993.458826579611" calcext:value-type="float">
            <text:p>993,459</text:p>
          </table:table-cell>
          <table:table-cell table:formula="of:=[.E42]/[.$D$2]" office:value-type="float" office:value="236.537815852288" calcext:value-type="float">
            <text:p>236,538</text:p>
          </table:table-cell>
          <table:table-cell table:formula="of:=MIN([.E42];[.$H$1])" office:value-type="float" office:value="60" calcext:value-type="float">
            <text:p>60,00</text:p>
          </table:table-cell>
          <table:table-cell/>
          <table:table-cell table:formula="of:=[.G42]/([.B42]/60)/(2*PI())" office:value-type="float" office:value="0.181185163576153" calcext:value-type="float">
            <text:p>0,1812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10^[.A43]" office:value-type="float" office:value="3981.07170553498" calcext:value-type="float">
            <text:p>3981,07</text:p>
          </table:table-cell>
          <table:table-cell table:formula="of:=[.B43]/60*[.$B$1]" office:value-type="float" office:value="13270.2390184499" calcext:value-type="float">
            <text:p>13270,24</text:p>
          </table:table-cell>
          <table:table-cell table:formula="of:=[.C43]*[.$B$2]*0.001" office:value-type="float" office:value="132.702390184499" calcext:value-type="float">
            <text:p>132,702</text:p>
          </table:table-cell>
          <table:table-cell table:formula="of:=2*PI()*[.B43]/60*[.$D$1]" office:value-type="float" office:value="1250.69056235229" calcext:value-type="float">
            <text:p>1250,691</text:p>
          </table:table-cell>
          <table:table-cell table:formula="of:=[.E43]/[.$D$2]" office:value-type="float" office:value="297.783467226735" calcext:value-type="float">
            <text:p>297,783</text:p>
          </table:table-cell>
          <table:table-cell table:formula="of:=MIN([.E43];[.$H$1])" office:value-type="float" office:value="60" calcext:value-type="float">
            <text:p>60,00</text:p>
          </table:table-cell>
          <table:table-cell/>
          <table:table-cell table:formula="of:=[.G43]/([.B43]/60)/(2*PI())" office:value-type="float" office:value="0.143920491141676" calcext:value-type="float">
            <text:p>0,1439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10^[.A44]" office:value-type="float" office:value="5011.87233627272" calcext:value-type="float">
            <text:p>5011,87</text:p>
          </table:table-cell>
          <table:table-cell table:formula="of:=[.B44]/60*[.$B$1]" office:value-type="float" office:value="16706.2411209091" calcext:value-type="float">
            <text:p>16706,24</text:p>
          </table:table-cell>
          <table:table-cell table:formula="of:=[.C44]*[.$B$2]*0.001" office:value-type="float" office:value="167.062411209091" calcext:value-type="float">
            <text:p>167,062</text:p>
          </table:table-cell>
          <table:table-cell table:formula="of:=2*PI()*[.B44]/60*[.$D$1]" office:value-type="float" office:value="1574.52613123643" calcext:value-type="float">
            <text:p>1574,526</text:p>
          </table:table-cell>
          <table:table-cell table:formula="of:=[.E44]/[.$D$2]" office:value-type="float" office:value="374.887174103912" calcext:value-type="float">
            <text:p>374,887</text:p>
          </table:table-cell>
          <table:table-cell table:formula="of:=MIN([.E44];[.$H$1])" office:value-type="float" office:value="60" calcext:value-type="float">
            <text:p>60,00</text:p>
          </table:table-cell>
          <table:table-cell/>
          <table:table-cell table:formula="of:=[.G44]/([.B44]/60)/(2*PI())" office:value-type="float" office:value="0.114320109669219" calcext:value-type="float">
            <text:p>0,1143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10^[.A45]" office:value-type="float" office:value="6309.57344480194" calcext:value-type="float">
            <text:p>6309,57</text:p>
          </table:table-cell>
          <table:table-cell table:formula="of:=[.B45]/60*[.$B$1]" office:value-type="float" office:value="21031.9114826731" calcext:value-type="float">
            <text:p>21031,91</text:p>
          </table:table-cell>
          <table:table-cell table:formula="of:=[.C45]*[.$B$2]*0.001" office:value-type="float" office:value="210.319114826731" calcext:value-type="float">
            <text:p>210,319</text:p>
          </table:table-cell>
          <table:table-cell table:formula="of:=2*PI()*[.B45]/60*[.$D$1]" office:value-type="float" office:value="1982.2109581475" calcext:value-type="float">
            <text:p>1982,211</text:p>
          </table:table-cell>
          <table:table-cell table:formula="of:=[.E45]/[.$D$2]" office:value-type="float" office:value="471.954990035119" calcext:value-type="float">
            <text:p>471,955</text:p>
          </table:table-cell>
          <table:table-cell table:formula="of:=MIN([.E45];[.$H$1])" office:value-type="float" office:value="60" calcext:value-type="float">
            <text:p>60,00</text:p>
          </table:table-cell>
          <table:table-cell/>
          <table:table-cell table:formula="of:=[.G45]/([.B45]/60)/(2*PI())" office:value-type="float" office:value="0.0908076909070371" calcext:value-type="float">
            <text:p>0,0908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10^[.A46]" office:value-type="float" office:value="7943.28234724282" calcext:value-type="float">
            <text:p>7943,28</text:p>
          </table:table-cell>
          <table:table-cell table:formula="of:=[.B46]/60*[.$B$1]" office:value-type="float" office:value="26477.6078241427" calcext:value-type="float">
            <text:p>26477,61</text:p>
          </table:table-cell>
          <table:table-cell table:formula="of:=[.C46]*[.$B$2]*0.001" office:value-type="float" office:value="264.776078241427" calcext:value-type="float">
            <text:p>264,776</text:p>
          </table:table-cell>
          <table:table-cell table:formula="of:=2*PI()*[.B46]/60*[.$D$1]" office:value-type="float" office:value="2495.45574674875" calcext:value-type="float">
            <text:p>2495,456</text:p>
          </table:table-cell>
          <table:table-cell table:formula="of:=[.E46]/[.$D$2]" office:value-type="float" office:value="594.156130178275" calcext:value-type="float">
            <text:p>594,156</text:p>
          </table:table-cell>
          <table:table-cell table:formula="of:=MIN([.E46];[.$H$1])" office:value-type="float" office:value="60" calcext:value-type="float">
            <text:p>60,00</text:p>
          </table:table-cell>
          <table:table-cell/>
          <table:table-cell table:formula="of:=[.G46]/([.B46]/60)/(2*PI())" office:value-type="float" office:value="0.0721311128175749" calcext:value-type="float">
            <text:p>0,07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^[.A47]" office:value-type="float" office:value="10000" calcext:value-type="float">
            <text:p>10000,00</text:p>
          </table:table-cell>
          <table:table-cell table:formula="of:=[.B47]/60*[.$B$1]" office:value-type="float" office:value="33333.3333333333" calcext:value-type="float">
            <text:p>33333,33</text:p>
          </table:table-cell>
          <table:table-cell table:formula="of:=[.C47]*[.$B$2]*0.001" office:value-type="float" office:value="333.333333333333" calcext:value-type="float">
            <text:p>333,333</text:p>
          </table:table-cell>
          <table:table-cell table:formula="of:=2*PI()*[.B47]/60*[.$D$1]" office:value-type="float" office:value="3141.59265358979" calcext:value-type="float">
            <text:p>3141,593</text:p>
          </table:table-cell>
          <table:table-cell table:formula="of:=[.E47]/[.$D$2]" office:value-type="float" office:value="747.998250854713" calcext:value-type="float">
            <text:p>747,998</text:p>
          </table:table-cell>
          <table:table-cell table:formula="of:=MIN([.E47];[.$H$1])" office:value-type="float" office:value="60" calcext:value-type="float">
            <text:p>60,00</text:p>
          </table:table-cell>
          <table:table-cell/>
          <table:table-cell table:formula="of:=[.G47]/([.B47]/60)/(2*PI())" office:value-type="float" office:value="0.0572957795130823" calcext:value-type="float">
            <text:p>0,0573</text:p>
          </table:table-cell>
        </table:table-row>
        <table:table-row table:style-name="ro1" table:number-rows-repeated="13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4-08-11T19:08:36.574530838</meta:creation-date>
    <dc:date>2024-08-11T21:29:58.390283259</dc:date>
    <meta:editing-duration>PT2H21M25S</meta:editing-duration>
    <meta:editing-cycles>2</meta:editing-cycles>
    <meta:generator>LibreOffice/7.0.4.2$Linux_X86_64 LibreOffice_project/00$Build-2</meta:generator>
    <meta:document-statistic meta:table-count="2" meta:cell-count="75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16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inimum="0" chart:maximum="1200" chart:origin="0" chart:interval-major="1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minimum="0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62cm" svg:height="9.529cm" xlink:href=".." xlink:type="simple" chart:class="chart:scatter" chart:style-name="ch1">
        <chart:legend chart:legend-position="end" svg:x="7.885cm" svg:y="3.449cm" style:legend-expansion="custom" svg:width="1.925cm" svg:height="0.632cm" style:legend-expansion-aspect-ratio="3.04588607594937" chart:style-name="ch2"/>
        <chart:plot-area chart:style-name="ch3" table:cell-range-address="'power limit'.B6:'power limit'.B47 'power limit'.I6:'power limit'.I47" chart:data-source-has-labels="row" svg:x="0.215cm" svg:y="0.2cm" svg:width="14.219cm" svg:height="9.1cm">
          <chart:coordinate-region svg:x="1.498cm" svg:y="0.4cm" svg:width="12.326cm" svg:height="8.2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limit'.I7:'power limit'.I47" chart:label-cell-address="'power limit'.I6:'power limit'.I6" chart:class="chart:scatter">
            <chart:domain table:cell-range-address="'power limit'.B7:'power limit'.B47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_lim</text:p>
                <draw:g>
                  <svg:desc>'power limit'.I6:'power limit'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ower limit'.B7:'power limit'.B47</svg:desc>
                </draw:g>
              </table:table-cell>
              <table:table-cell office:value-type="float" office:value="3">
                <text:p>3</text:p>
                <draw:g>
                  <svg:desc>'power limit'.I7:'power limit'.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41179417">
                <text:p>12.5892541179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19246111">
                <text:p>15.8489319246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31496888">
                <text:p>19.9526231496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43150958">
                <text:p>25.1188643150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70553497">
                <text:p>39.8107170553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33627273">
                <text:p>50.1187233627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44480193">
                <text:p>63.0957344480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34724282">
                <text:p>79.4328234724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41179417">
                <text:p>125.892541179417</text:p>
              </table:table-cell>
              <table:table-cell office:value-type="float" office:value="2.85466106495585">
                <text:p>2.85466106495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19246111">
                <text:p>158.489319246111</text:p>
              </table:table-cell>
              <table:table-cell office:value-type="float" office:value="2.27154171528734">
                <text:p>2.27154171528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31496888">
                <text:p>199.526231496888</text:p>
              </table:table-cell>
              <table:table-cell office:value-type="float" office:value="1.80636507918825">
                <text:p>1.80636507918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8">
                <text:p>251.188643150958</text:p>
              </table:table-cell>
              <table:table-cell office:value-type="float" office:value="1.43585962084228">
                <text:p>1.43585962084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66016838">
                <text:p>316.227766016838</text:p>
              </table:table-cell>
              <table:table-cell office:value-type="float" office:value="1.14105233598885">
                <text:p>1.141052335988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70553497">
                <text:p>398.107170553497</text:p>
              </table:table-cell>
              <table:table-cell office:value-type="float" office:value="0.906625218650062">
                <text:p>0.906625218650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33627272">
                <text:p>501.187233627272</text:p>
              </table:table-cell>
              <table:table-cell office:value-type="float" office:value="0.720285965914191">
                <text:p>0.720285965914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44480194">
                <text:p>630.957344480194</text:p>
              </table:table-cell>
              <table:table-cell office:value-type="float" office:value="0.572207637812001">
                <text:p>0.572207637812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34724282">
                <text:p>794.328234724282</text:p>
              </table:table-cell>
              <table:table-cell office:value-type="float" office:value="0.454552846837492">
                <text:p>0.4545528468374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0.361080283393788">
                <text:p>0.361080283393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41179417">
                <text:p>1258.92541179417</text:p>
              </table:table-cell>
              <table:table-cell office:value-type="float" office:value="0.286824345614713">
                <text:p>0.2868243456147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19246111">
                <text:p>1584.89319246111</text:p>
              </table:table-cell>
              <table:table-cell office:value-type="float" office:value="0.227836726758328">
                <text:p>0.2278367267583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31496888">
                <text:p>1995.26231496888</text:p>
              </table:table-cell>
              <table:table-cell office:value-type="float" office:value="0.180979175183771">
                <text:p>0.180979175183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43150958">
                <text:p>2511.88643150958</text:p>
              </table:table-cell>
              <table:table-cell office:value-type="float" office:value="0.143757886290078">
                <text:p>0.143757886290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66016838">
                <text:p>3162.27766016838</text:p>
              </table:table-cell>
              <table:table-cell office:value-type="float" office:value="0.114191458033635">
                <text:p>0.114191458033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70553498">
                <text:p>3981.07170553498</text:p>
              </table:table-cell>
              <table:table-cell office:value-type="float" office:value="0.0907057548832891">
                <text:p>0.0907057548832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33627272">
                <text:p>5011.87233627272</text:p>
              </table:table-cell>
              <table:table-cell office:value-type="float" office:value="0.0720502702615401">
                <text:p>0.07205027026154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44480194">
                <text:p>6309.57344480194</text:p>
              </table:table-cell>
              <table:table-cell office:value-type="float" office:value="0.0572316281935091">
                <text:p>0.0572316281935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34724282">
                <text:p>7943.28234724282</text:p>
              </table:table-cell>
              <table:table-cell office:value-type="float" office:value="0.0454607303722877">
                <text:p>0.0454607303722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0361107578335983">
                <text:p>0.0361107578335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16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inimum="0" chart:maximum="1200" chart:origin="0" chart:interval-major="1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minimum="0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legend chart:legend-position="end" svg:x="8.438cm" svg:y="3.261cm" style:legend-expansion="custom" svg:width="2.06cm" svg:height="0.598cm" style:legend-expansion-aspect-ratio="3.44481605351171" chart:style-name="ch2"/>
        <chart:plot-area chart:style-name="ch3" table:cell-range-address="'inductive limit'.B7:'inductive limit'.B47 'inductive limit'.I6:'inductive limit'.I47" chart:data-source-has-labels="row" svg:x="0.32cm" svg:y="0.179cm" svg:width="15.083cm" svg:height="8.649cm">
          <chart:coordinate-region svg:x="1.603cm" svg:y="0.378cm" svg:width="13.19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uctive limit'.I7:'inductive limit'.I47" chart:label-cell-address="'inductive limit'.I6:'inductive limit'.I6" chart:class="chart:scatter">
            <chart:domain table:cell-range-address="'inductive limit'.B7:'inductive limit'.B47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_lim</text:p>
                <draw:g>
                  <svg:desc>'inductive limit'.I6:'inductive limit'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inductive limit'.B7:'inductive limit'.B47</svg:desc>
                </draw:g>
              </table:table-cell>
              <table:table-cell office:value-type="float" office:value="3">
                <text:p>3</text:p>
                <draw:g>
                  <svg:desc>'inductive limit'.I7:'inductive limit'.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41179417">
                <text:p>12.5892541179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19246111">
                <text:p>15.8489319246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31496888">
                <text:p>19.9526231496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43150958">
                <text:p>25.1188643150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70553497">
                <text:p>39.8107170553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33627273">
                <text:p>50.1187233627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44480193">
                <text:p>63.0957344480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34724282">
                <text:p>79.4328234724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41179417">
                <text:p>125.892541179417</text:p>
              </table:table-cell>
              <table:table-cell office:value-type="float" office:value="2.85466106495585">
                <text:p>2.85466106495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19246111">
                <text:p>158.489319246111</text:p>
              </table:table-cell>
              <table:table-cell office:value-type="float" office:value="2.27154171528734">
                <text:p>2.27154171528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31496888">
                <text:p>199.526231496888</text:p>
              </table:table-cell>
              <table:table-cell office:value-type="float" office:value="1.80636507918825">
                <text:p>1.80636507918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8">
                <text:p>251.188643150958</text:p>
              </table:table-cell>
              <table:table-cell office:value-type="float" office:value="1.43585962084228">
                <text:p>1.43585962084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66016838">
                <text:p>316.227766016838</text:p>
              </table:table-cell>
              <table:table-cell office:value-type="float" office:value="1.14105233598885">
                <text:p>1.141052335988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70553497">
                <text:p>398.107170553497</text:p>
              </table:table-cell>
              <table:table-cell office:value-type="float" office:value="0.906625218650062">
                <text:p>0.906625218650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33627272">
                <text:p>501.187233627272</text:p>
              </table:table-cell>
              <table:table-cell office:value-type="float" office:value="0.720285965914191">
                <text:p>0.720285965914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44480194">
                <text:p>630.957344480194</text:p>
              </table:table-cell>
              <table:table-cell office:value-type="float" office:value="0.572207637812001">
                <text:p>0.572207637812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34724282">
                <text:p>794.328234724282</text:p>
              </table:table-cell>
              <table:table-cell office:value-type="float" office:value="0.454552846837492">
                <text:p>0.4545528468374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0.361080283393788">
                <text:p>0.361080283393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41179417">
                <text:p>1258.92541179417</text:p>
              </table:table-cell>
              <table:table-cell office:value-type="float" office:value="0.286824345614713">
                <text:p>0.2868243456147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19246111">
                <text:p>1584.89319246111</text:p>
              </table:table-cell>
              <table:table-cell office:value-type="float" office:value="0.227836726758328">
                <text:p>0.2278367267583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31496888">
                <text:p>1995.26231496888</text:p>
              </table:table-cell>
              <table:table-cell office:value-type="float" office:value="0.180979175183771">
                <text:p>0.180979175183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43150958">
                <text:p>2511.88643150958</text:p>
              </table:table-cell>
              <table:table-cell office:value-type="float" office:value="0.143757886290078">
                <text:p>0.143757886290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66016838">
                <text:p>3162.27766016838</text:p>
              </table:table-cell>
              <table:table-cell office:value-type="float" office:value="0.114191458033635">
                <text:p>0.114191458033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70553498">
                <text:p>3981.07170553498</text:p>
              </table:table-cell>
              <table:table-cell office:value-type="float" office:value="0.0907057548832891">
                <text:p>0.0907057548832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33627272">
                <text:p>5011.87233627272</text:p>
              </table:table-cell>
              <table:table-cell office:value-type="float" office:value="0.0720502702615401">
                <text:p>0.07205027026154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44480194">
                <text:p>6309.57344480194</text:p>
              </table:table-cell>
              <table:table-cell office:value-type="float" office:value="0.0572316281935091">
                <text:p>0.0572316281935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34724282">
                <text:p>7943.28234724282</text:p>
              </table:table-cell>
              <table:table-cell office:value-type="float" office:value="0.0454607303722877">
                <text:p>0.0454607303722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0361107578335983">
                <text:p>0.0361107578335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